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9cm" svg:height="4cm" svg:x="0.19cm" svg:y="0.1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59cm" svg:height="4cm" svg:x="7.503cm" svg:y="0.16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1cm" svg:height="0.6cm" svg:x="1.895cm" svg:y="4.107cm">
          <draw:text-box>
            <text:p text:style-name="P2"><text:span text:style-name="T1">(a) Merging bridges</text:span></text:p>
          </draw:text-box>
        </draw:frame>
        <draw:frame draw:style-name="gr3" draw:text-style-name="P3" draw:layer="layout" svg:width="3.5cm" svg:height="0.569cm" svg:x="8.995cm" svg:y="4.107cm">
          <draw:text-box>
            <text:p text:style-name="P2"><text:span text:style-name="T1">(b) Untangling a kn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5:35:59.501099131</dc:date>
    <meta:editing-duration>PT1H29M</meta:editing-duration>
    <meta:editing-cycles>3</meta:editing-cycles>
    <meta:generator>LibreOffice/5.1.6.2$Linux_X86_64 LibreOffice_project/10m0$Build-2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solid" draw:fill-color="#ff3333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7" style:family="graphic" style:parent-style-name="standard">
      <style:graphic-properties draw:stroke="solid" svg:stroke-width="0cm" svg:stroke-color="#3465a4" draw:stroke-linejoin="round" svg:stroke-linecap="butt" draw:fill="solid" draw:fill-color="#ffff99"/>
    </style:style>
    <style:style style:name="gr8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9" style:family="graphic" style:parent-style-name="standard">
      <style:graphic-properties draw:stroke="solid" svg:stroke-width="0cm" svg:stroke-color="#3465a4" draw:stroke-linejoin="round" svg:stroke-linecap="butt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3333"/>
    </style:style>
    <style:style style:name="P6" style:family="paragraph">
      <loext:graphic-properties draw:fill="solid" draw:fill-color="#729fcf"/>
    </style:style>
    <style:style style:name="P7" style:family="paragraph">
      <loext:graphic-properties draw:fill="solid" draw:fill-color="#ffff99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36pt" style:font-size-asian="36pt" style:font-size-complex="36pt"/>
    </style:style>
    <style:style style:name="T1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2" style:family="text">
      <style:text-properties fo:color="#000000" style:font-name="Liberation Sans2" fo:font-size="36pt" fo:font-weight="bold" style:font-size-asian="36pt" style:font-name-complex="Liberation Sans2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4cm" svg:height="19cm" svg:x="0cm" svg:y="0cm" svg:viewBox="0 0 34001 19001" draw:points="0,0 34001,0 34001,19001 0,19001">
          <text:p/>
        </draw:polygon>
        <draw:polygon draw:style-name="gr2" draw:text-style-name="P2" draw:layer="layout" svg:width="33.5cm" svg:height="6.498cm" svg:x="0.299cm" svg:y="12.301cm" svg:viewBox="0 0 33501 6499" draw:points="16751,6499 0,6499 0,0 33501,0 33501,6499">
          <text:p/>
        </draw:polygon>
        <draw:line draw:style-name="gr3" draw:text-style-name="P3" draw:layer="layout" svg:x1="30.215cm" svg:y1="1.09cm" svg:x2="30.215cm" svg:y2="1.143cm">
          <text:p/>
        </draw:line>
        <draw:line draw:style-name="gr3" draw:text-style-name="P3" draw:layer="layout" svg:x1="30.215cm" svg:y1="1.347cm" svg:x2="30.215cm" svg:y2="1.4cm">
          <text:p/>
        </draw:line>
        <draw:line draw:style-name="gr3" draw:text-style-name="P3" draw:layer="layout" svg:x1="30.215cm" svg:y1="1.601cm" svg:x2="30.215cm" svg:y2="1.806cm">
          <text:p/>
        </draw:line>
        <draw:line draw:style-name="gr3" draw:text-style-name="P3" draw:layer="layout" svg:x1="30.215cm" svg:y1="2.007cm" svg:x2="30.215cm" svg:y2="2.063cm">
          <text:p/>
        </draw:line>
        <draw:line draw:style-name="gr3" draw:text-style-name="P3" draw:layer="layout" svg:x1="30.215cm" svg:y1="2.264cm" svg:x2="30.215cm" svg:y2="2.317cm">
          <text:p/>
        </draw:line>
        <draw:line draw:style-name="gr3" draw:text-style-name="P3" draw:layer="layout" svg:x1="30.215cm" svg:y1="2.522cm" svg:x2="30.215cm" svg:y2="2.723cm">
          <text:p/>
        </draw:line>
        <draw:line draw:style-name="gr3" draw:text-style-name="P3" draw:layer="layout" svg:x1="30.215cm" svg:y1="2.928cm" svg:x2="30.215cm" svg:y2="2.98cm">
          <text:p/>
        </draw:line>
        <draw:line draw:style-name="gr3" draw:text-style-name="P3" draw:layer="layout" svg:x1="30.215cm" svg:y1="3.182cm" svg:x2="30.215cm" svg:y2="3.234cm">
          <text:p/>
        </draw:line>
        <draw:line draw:style-name="gr3" draw:text-style-name="P3" draw:layer="layout" svg:x1="30.215cm" svg:y1="3.439cm" svg:x2="30.215cm" svg:y2="3.64cm">
          <text:p/>
        </draw:line>
        <draw:line draw:style-name="gr3" draw:text-style-name="P3" draw:layer="layout" svg:x1="30.215cm" svg:y1="3.845cm" svg:x2="30.215cm" svg:y2="3.898cm">
          <text:p/>
        </draw:line>
        <draw:line draw:style-name="gr3" draw:text-style-name="P3" draw:layer="layout" svg:x1="30.215cm" svg:y1="4.099cm" svg:x2="30.215cm" svg:y2="4.155cm">
          <text:p/>
        </draw:line>
        <draw:line draw:style-name="gr3" draw:text-style-name="P3" draw:layer="layout" svg:x1="30.215cm" svg:y1="4.356cm" svg:x2="30.215cm" svg:y2="4.561cm">
          <text:p/>
        </draw:line>
        <draw:line draw:style-name="gr3" draw:text-style-name="P3" draw:layer="layout" svg:x1="30.215cm" svg:y1="4.762cm" svg:x2="30.215cm" svg:y2="4.815cm">
          <text:p/>
        </draw:line>
        <draw:line draw:style-name="gr3" draw:text-style-name="P3" draw:layer="layout" svg:x1="30.215cm" svg:y1="5.02cm" svg:x2="30.215cm" svg:y2="5.072cm">
          <text:p/>
        </draw:line>
        <draw:line draw:style-name="gr3" draw:text-style-name="P3" draw:layer="layout" svg:x1="30.215cm" svg:y1="5.274cm" svg:x2="30.215cm" svg:y2="5.478cm">
          <text:p/>
        </draw:line>
        <draw:line draw:style-name="gr3" draw:text-style-name="P3" draw:layer="layout" svg:x1="30.215cm" svg:y1="5.679cm" svg:x2="30.215cm" svg:y2="5.732cm">
          <text:p/>
        </draw:line>
        <draw:line draw:style-name="gr3" draw:text-style-name="P3" draw:layer="layout" svg:x1="30.215cm" svg:y1="5.937cm" svg:x2="30.215cm" svg:y2="5.99cm">
          <text:p/>
        </draw:line>
        <draw:line draw:style-name="gr3" draw:text-style-name="P3" draw:layer="layout" svg:x1="30.215cm" svg:y1="6.191cm" svg:x2="30.215cm" svg:y2="6.395cm">
          <text:p/>
        </draw:line>
        <draw:line draw:style-name="gr3" draw:text-style-name="P3" draw:layer="layout" svg:x1="30.215cm" svg:y1="6.6cm" svg:x2="30.215cm" svg:y2="6.653cm">
          <text:p/>
        </draw:line>
        <draw:line draw:style-name="gr3" draw:text-style-name="P3" draw:layer="layout" svg:x1="30.215cm" svg:y1="6.854cm" svg:x2="30.215cm" svg:y2="6.907cm">
          <text:p/>
        </draw:line>
        <draw:line draw:style-name="gr3" draw:text-style-name="P3" draw:layer="layout" svg:x1="30.215cm" svg:y1="7.112cm" svg:x2="30.215cm" svg:y2="7.313cm">
          <text:p/>
        </draw:line>
        <draw:line draw:style-name="gr3" draw:text-style-name="P3" draw:layer="layout" svg:x1="30.215cm" svg:y1="7.517cm" svg:x2="30.215cm" svg:y2="7.57cm">
          <text:p/>
        </draw:line>
        <draw:line draw:style-name="gr3" draw:text-style-name="P3" draw:layer="layout" svg:x1="30.215cm" svg:y1="7.771cm" svg:x2="30.215cm" svg:y2="7.824cm">
          <text:p/>
        </draw:line>
        <draw:line draw:style-name="gr3" draw:text-style-name="P3" draw:layer="layout" svg:x1="30.215cm" svg:y1="8.029cm" svg:x2="30.215cm" svg:y2="8.23cm">
          <text:p/>
        </draw:line>
        <draw:line draw:style-name="gr3" draw:text-style-name="P3" draw:layer="layout" svg:x1="30.215cm" svg:y1="8.434cm" svg:x2="30.215cm" svg:y2="8.487cm">
          <text:p/>
        </draw:line>
        <draw:line draw:style-name="gr3" draw:text-style-name="P3" draw:layer="layout" svg:x1="30.215cm" svg:y1="8.692cm" svg:x2="30.215cm" svg:y2="8.745cm">
          <text:p/>
        </draw:line>
        <draw:line draw:style-name="gr3" draw:text-style-name="P3" draw:layer="layout" svg:x1="30.215cm" svg:y1="8.946cm" svg:x2="30.215cm" svg:y2="9.151cm">
          <text:p/>
        </draw:line>
        <draw:line draw:style-name="gr3" draw:text-style-name="P3" draw:layer="layout" svg:x1="30.215cm" svg:y1="9.352cm" svg:x2="30.215cm" svg:y2="9.405cm">
          <text:p/>
        </draw:line>
        <draw:line draw:style-name="gr3" draw:text-style-name="P3" draw:layer="layout" svg:x1="30.215cm" svg:y1="9.609cm" svg:x2="30.215cm" svg:y2="9.662cm">
          <text:p/>
        </draw:line>
        <draw:line draw:style-name="gr3" draw:text-style-name="P3" draw:layer="layout" svg:x1="30.215cm" svg:y1="9.863cm" svg:x2="30.215cm" svg:y2="10.068cm">
          <text:p/>
        </draw:line>
        <draw:line draw:style-name="gr3" draw:text-style-name="P3" draw:layer="layout" svg:x1="30.215cm" svg:y1="10.269cm" svg:x2="30.215cm" svg:y2="10.322cm">
          <text:p/>
        </draw:line>
        <draw:line draw:style-name="gr3" draw:text-style-name="P3" draw:layer="layout" svg:x1="30.215cm" svg:y1="10.526cm" svg:x2="30.215cm" svg:y2="10.579cm">
          <text:p/>
        </draw:line>
        <draw:line draw:style-name="gr3" draw:text-style-name="P3" draw:layer="layout" svg:x1="30.215cm" svg:y1="10.784cm" svg:x2="30.215cm" svg:y2="10.985cm">
          <text:p/>
        </draw:line>
        <draw:line draw:style-name="gr3" draw:text-style-name="P3" draw:layer="layout" svg:x1="30.215cm" svg:y1="11.19cm" svg:x2="30.215cm" svg:y2="11.243cm">
          <text:p/>
        </draw:line>
        <draw:line draw:style-name="gr3" draw:text-style-name="P3" draw:layer="layout" svg:x1="30.215cm" svg:y1="11.444cm" svg:x2="30.215cm" svg:y2="11.497cm">
          <text:p/>
        </draw:line>
        <draw:line draw:style-name="gr3" draw:text-style-name="P3" draw:layer="layout" svg:x1="30.215cm" svg:y1="11.701cm" svg:x2="30.215cm" svg:y2="11.902cm">
          <text:p/>
        </draw:line>
        <draw:line draw:style-name="gr3" draw:text-style-name="P3" draw:layer="layout" svg:x1="30.215cm" svg:y1="12.107cm" svg:x2="30.215cm" svg:y2="12.16cm">
          <text:p/>
        </draw:line>
        <draw:line draw:style-name="gr3" draw:text-style-name="P3" draw:layer="layout" svg:x1="30.215cm" svg:y1="12.361cm" svg:x2="30.215cm" svg:y2="12.414cm">
          <text:p/>
        </draw:line>
        <draw:line draw:style-name="gr3" draw:text-style-name="P3" draw:layer="layout" svg:x1="30.215cm" svg:y1="12.618cm" svg:x2="30.215cm" svg:y2="12.823cm">
          <text:p/>
        </draw:line>
        <draw:line draw:style-name="gr3" draw:text-style-name="P3" draw:layer="layout" svg:x1="30.215cm" svg:y1="13.024cm" svg:x2="30.215cm" svg:y2="13.077cm">
          <text:p/>
        </draw:line>
        <draw:line draw:style-name="gr3" draw:text-style-name="P3" draw:layer="layout" svg:x1="30.215cm" svg:y1="13.282cm" svg:x2="30.215cm" svg:y2="13.335cm">
          <text:p/>
        </draw:line>
        <draw:line draw:style-name="gr3" draw:text-style-name="P3" draw:layer="layout" svg:x1="30.215cm" svg:y1="13.536cm" svg:x2="30.215cm" svg:y2="13.691cm">
          <text:p/>
        </draw:line>
        <draw:polygon draw:style-name="gr4" draw:text-style-name="P4" draw:layer="layout" svg:width="0.279cm" svg:height="0.416cm" svg:x="30.077cm" svg:y="13.673cm" svg:viewBox="0 0 280 417" draw:points="139,417 280,0 0,0">
          <text:p/>
        </draw:polygon>
        <draw:polygon draw:style-name="gr5" draw:text-style-name="P5" draw:layer="layout" svg:width="4cm" svg:height="0.398cm" svg:x="0.998cm" svg:y="0.201cm" svg:viewBox="0 0 4001 399" draw:points="2001,399 0,399 0,0 4001,0 4001,399">
          <text:p/>
        </draw:polygon>
        <draw:polygon draw:style-name="gr6" draw:text-style-name="P6" draw:layer="layout" svg:width="2.699cm" svg:height="0.201cm" svg:x="6.501cm" svg:y="0.299cm" svg:viewBox="0 0 2700 202" draw:points="1349,202 0,202 0,0 2700,0 2700,202">
          <text:p/>
        </draw:polygon>
        <draw:polygon draw:style-name="gr7" draw:text-style-name="P7" draw:layer="layout" svg:width="2.702cm" svg:height="0.201cm" svg:x="11.398cm" svg:y="0.299cm" svg:viewBox="0 0 2703 202" draw:points="1352,202 0,202 0,0 2703,0 2703,202">
          <text:p/>
        </draw:polygon>
        <draw:polygon draw:style-name="gr7" draw:text-style-name="P7" draw:layer="layout" svg:width="2.702cm" svg:height="0.201cm" svg:x="18.298cm" svg:y="0.299cm" svg:viewBox="0 0 2703 202" draw:points="1351,202 0,202 0,0 2703,0 2703,202">
          <text:p/>
        </draw:polygon>
        <draw:line draw:style-name="gr8" draw:text-style-name="P3" draw:layer="layout" svg:x1="4.998cm" svg:y1="0.398cm" svg:x2="6.501cm" svg:y2="0.398cm">
          <text:p/>
        </draw:line>
        <draw:line draw:style-name="gr8" draw:text-style-name="P3" draw:layer="layout" svg:x1="9.2cm" svg:y1="0.398cm" svg:x2="11.398cm" svg:y2="0.398cm">
          <text:p/>
        </draw:line>
        <draw:line draw:style-name="gr8" draw:text-style-name="P3" draw:layer="layout" svg:x1="14.1cm" svg:y1="0.398cm" svg:x2="18.298cm" svg:y2="0.398cm">
          <text:p/>
        </draw:line>
        <draw:polygon draw:style-name="gr5" draw:text-style-name="P5" draw:layer="layout" svg:width="4.001cm" svg:height="0.399cm" svg:x="0.899cm" svg:y="2.899cm" svg:viewBox="0 0 4002 400" draw:points="2001,400 0,400 0,0 4002,0 4002,400">
          <text:p/>
        </draw:polygon>
        <draw:polygon draw:style-name="gr9" draw:text-style-name="P4" draw:layer="layout" svg:width="5.154cm" svg:height="0.399cm" svg:x="21.798cm" svg:y="2.899cm" svg:viewBox="0 0 5155 400" draw:points="2579,400 0,400 0,0 5155,0 5155,400">
          <text:p/>
        </draw:polygon>
        <draw:polygon draw:style-name="gr6" draw:text-style-name="P6" draw:layer="layout" svg:width="2.699cm" svg:height="0.201cm" svg:x="7.101cm" svg:y="2.998cm" svg:viewBox="0 0 2700 202" draw:points="1348,202 0,202 0,0 2700,0 2700,202">
          <text:p/>
        </draw:polygon>
        <draw:polygon draw:style-name="gr7" draw:text-style-name="P7" draw:layer="layout" svg:width="2.699cm" svg:height="0.201cm" svg:x="11.8cm" svg:y="2.998cm" svg:viewBox="0 0 2700 202" draw:points="1352,202 0,202 0,0 2700,0 2700,202">
          <text:p/>
        </draw:polygon>
        <draw:polygon draw:style-name="gr6" draw:text-style-name="P6" draw:layer="layout" svg:width="2.703cm" svg:height="0.201cm" svg:x="15.398cm" svg:y="2.998cm" svg:viewBox="0 0 2704 202" draw:points="1351,202 0,202 0,0 2704,0 2704,202">
          <text:p/>
        </draw:polygon>
        <draw:line draw:style-name="gr8" draw:text-style-name="P3" draw:layer="layout" svg:x1="4.9cm" svg:y1="3.1cm" svg:x2="7.101cm" svg:y2="3.1cm">
          <text:p/>
        </draw:line>
        <draw:line draw:style-name="gr8" draw:text-style-name="P3" draw:layer="layout" svg:x1="9.8cm" svg:y1="3.1cm" svg:x2="11.8cm" svg:y2="3.1cm">
          <text:p/>
        </draw:line>
        <draw:line draw:style-name="gr8" draw:text-style-name="P3" draw:layer="layout" svg:x1="14.499cm" svg:y1="3.1cm" svg:x2="15.398cm" svg:y2="3.1cm">
          <text:p/>
        </draw:line>
        <draw:line draw:style-name="gr8" draw:text-style-name="P3" draw:layer="layout" svg:x1="18.101cm" svg:y1="3.1cm" svg:x2="21.801cm" svg:y2="3.1cm">
          <text:p/>
        </draw:line>
        <draw:polygon draw:style-name="gr5" draw:text-style-name="P5" draw:layer="layout" svg:width="4.001cm" svg:height="0.402cm" svg:x="0.899cm" svg:y="5.898cm" svg:viewBox="0 0 4002 403" draw:points="2001,403 0,403 0,0 4002,0 4002,403">
          <text:p/>
        </draw:polygon>
        <draw:polygon draw:style-name="gr9" draw:text-style-name="P4" draw:layer="layout" svg:width="5.154cm" svg:height="0.402cm" svg:x="20.598cm" svg:y="5.898cm" svg:viewBox="0 0 5155 403" draw:points="2579,403 0,403 0,0 5155,0 5155,403">
          <text:p/>
        </draw:polygon>
        <draw:polygon draw:style-name="gr7" draw:text-style-name="P7" draw:layer="layout" svg:width="2.699cm" svg:height="0.198cm" svg:x="16.1cm" svg:y="6cm" svg:viewBox="0 0 2700 199" draw:points="1348,199 0,199 0,0 2700,0 2700,199">
          <text:p/>
        </draw:polygon>
        <draw:polygon draw:style-name="gr6" draw:text-style-name="P6" draw:layer="layout" svg:width="2.703cm" svg:height="0.198cm" svg:x="12.498cm" svg:y="6cm" svg:viewBox="0 0 2704 199" draw:points="1352,199 0,199 0,0 2704,0 2704,199">
          <text:p/>
        </draw:polygon>
        <draw:polygon draw:style-name="gr7" draw:text-style-name="P7" draw:layer="layout" svg:width="2.699cm" svg:height="0.198cm" svg:x="9.5cm" svg:y="6cm" svg:viewBox="0 0 2700 199" draw:points="1351,199 0,199 0,0 2700,0 2700,199">
          <text:p/>
        </draw:polygon>
        <draw:polygon draw:style-name="gr6" draw:text-style-name="P6" draw:layer="layout" svg:width="2.702cm" svg:height="0.198cm" svg:x="5.898cm" svg:y="6cm" svg:viewBox="0 0 2703 199" draw:points="1352,199 0,199 0,0 2703,0 2703,199">
          <text:p/>
        </draw:polygon>
        <draw:line draw:style-name="gr8" draw:text-style-name="P3" draw:layer="layout" svg:x1="4.9cm" svg:y1="6.099cm" svg:x2="5.898cm" svg:y2="6.099cm">
          <text:p/>
        </draw:line>
        <draw:line draw:style-name="gr8" draw:text-style-name="P3" draw:layer="layout" svg:x1="8.6cm" svg:y1="6.099cm" svg:x2="9.5cm" svg:y2="6.099cm">
          <text:p/>
        </draw:line>
        <draw:line draw:style-name="gr8" draw:text-style-name="P3" draw:layer="layout" svg:x1="12.199cm" svg:y1="6.099cm" svg:x2="12.498cm" svg:y2="6.099cm">
          <text:p/>
        </draw:line>
        <draw:line draw:style-name="gr8" draw:text-style-name="P3" draw:layer="layout" svg:x1="15.201cm" svg:y1="6.099cm" svg:x2="16.1cm" svg:y2="6.099cm">
          <text:p/>
        </draw:line>
        <draw:line draw:style-name="gr8" draw:text-style-name="P3" draw:layer="layout" svg:x1="18.799cm" svg:y1="6.099cm" svg:x2="20.598cm" svg:y2="6.099cm">
          <text:p/>
        </draw:line>
        <draw:polygon draw:style-name="gr9" draw:text-style-name="P4" draw:layer="layout" svg:width="5.15cm" svg:height="0.399cm" svg:x="22.2cm" svg:y="8.6cm" svg:viewBox="0 0 5151 400" draw:points="2576,400 0,400 0,0 5151,0 5151,400">
          <text:p/>
        </draw:polygon>
        <draw:polygon draw:style-name="gr6" draw:text-style-name="P6" draw:layer="layout" svg:width="2.703cm" svg:height="0.201cm" svg:x="15.098cm" svg:y="8.699cm" svg:viewBox="0 0 2704 202" draw:points="1352,202 0,202 0,0 2704,0 2704,202">
          <text:p/>
        </draw:polygon>
        <draw:polygon draw:style-name="gr6" draw:text-style-name="P6" draw:layer="layout" svg:width="2.702cm" svg:height="0.201cm" svg:x="9.299cm" svg:y="8.699cm" svg:viewBox="0 0 2703 202" draw:points="1352,202 0,202 0,0 2703,0 2703,202">
          <text:p/>
        </draw:polygon>
        <draw:line draw:style-name="gr8" draw:text-style-name="P3" draw:layer="layout" svg:x1="17.801cm" svg:y1="8.798cm" svg:x2="22.2cm" svg:y2="8.798cm">
          <text:p/>
        </draw:line>
        <draw:line draw:style-name="gr8" draw:text-style-name="P3" draw:layer="layout" svg:x1="12.001cm" svg:y1="8.798cm" svg:x2="15.098cm" svg:y2="8.798cm">
          <text:p/>
        </draw:line>
        <draw:line draw:style-name="gr3" draw:text-style-name="P3" draw:layer="layout" svg:x1="2.899cm" svg:y1="0.599cm" svg:x2="2.899cm" svg:y2="0.652cm">
          <text:p/>
        </draw:line>
        <draw:line draw:style-name="gr3" draw:text-style-name="P3" draw:layer="layout" svg:x1="2.899cm" svg:y1="0.857cm" svg:x2="2.899cm" svg:y2="0.91cm">
          <text:p/>
        </draw:line>
        <draw:line draw:style-name="gr3" draw:text-style-name="P3" draw:layer="layout" svg:x1="2.899cm" svg:y1="1.111cm" svg:x2="2.899cm" svg:y2="1.315cm">
          <text:p/>
        </draw:line>
        <draw:line draw:style-name="gr3" draw:text-style-name="P3" draw:layer="layout" svg:x1="2.899cm" svg:y1="1.516cm" svg:x2="2.899cm" svg:y2="1.569cm">
          <text:p/>
        </draw:line>
        <draw:line draw:style-name="gr3" draw:text-style-name="P3" draw:layer="layout" svg:x1="2.899cm" svg:y1="1.774cm" svg:x2="2.899cm" svg:y2="1.827cm">
          <text:p/>
        </draw:line>
        <draw:line draw:style-name="gr3" draw:text-style-name="P3" draw:layer="layout" svg:x1="2.899cm" svg:y1="2.028cm" svg:x2="2.899cm" svg:y2="2.233cm">
          <text:p/>
        </draw:line>
        <draw:line draw:style-name="gr3" draw:text-style-name="P3" draw:layer="layout" svg:x1="2.899cm" svg:y1="2.437cm" svg:x2="2.899cm" svg:y2="2.49cm">
          <text:p/>
        </draw:line>
        <draw:line draw:style-name="gr3" draw:text-style-name="P3" draw:layer="layout" svg:x1="2.899cm" svg:y1="2.691cm" svg:x2="2.899cm" svg:y2="2.744cm">
          <text:p/>
        </draw:line>
        <draw:line draw:style-name="gr3" draw:text-style-name="P3" draw:layer="layout" svg:x1="2.899cm" svg:y1="3.4cm" svg:x2="2.899cm" svg:y2="3.453cm">
          <text:p/>
        </draw:line>
        <draw:line draw:style-name="gr3" draw:text-style-name="P3" draw:layer="layout" svg:x1="2.899cm" svg:y1="3.654cm" svg:x2="2.899cm" svg:y2="3.707cm">
          <text:p/>
        </draw:line>
        <draw:line draw:style-name="gr3" draw:text-style-name="P3" draw:layer="layout" svg:x1="2.899cm" svg:y1="3.912cm" svg:x2="2.899cm" svg:y2="4.113cm">
          <text:p/>
        </draw:line>
        <draw:line draw:style-name="gr3" draw:text-style-name="P3" draw:layer="layout" svg:x1="2.899cm" svg:y1="4.318cm" svg:x2="2.899cm" svg:y2="4.37cm">
          <text:p/>
        </draw:line>
        <draw:line draw:style-name="gr3" draw:text-style-name="P3" draw:layer="layout" svg:x1="2.899cm" svg:y1="4.575cm" svg:x2="2.899cm" svg:y2="4.628cm">
          <text:p/>
        </draw:line>
        <draw:line draw:style-name="gr3" draw:text-style-name="P3" draw:layer="layout" svg:x1="2.899cm" svg:y1="4.829cm" svg:x2="2.899cm" svg:y2="5.034cm">
          <text:p/>
        </draw:line>
        <draw:line draw:style-name="gr3" draw:text-style-name="P3" draw:layer="layout" svg:x1="2.899cm" svg:y1="5.235cm" svg:x2="2.899cm" svg:y2="5.288cm">
          <text:p/>
        </draw:line>
        <draw:line draw:style-name="gr3" draw:text-style-name="P3" draw:layer="layout" svg:x1="2.899cm" svg:y1="5.492cm" svg:x2="2.899cm" svg:y2="5.545cm">
          <text:p/>
        </draw:line>
        <draw:line draw:style-name="gr3" draw:text-style-name="P3" draw:layer="layout" svg:x1="2.899cm" svg:y1="5.746cm" svg:x2="2.899cm" svg:y2="5.799cm">
          <text:p/>
        </draw:line>
        <draw:line draw:style-name="gr3" draw:text-style-name="P3" draw:layer="layout" svg:x1="2.899cm" svg:y1="6.399cm" svg:x2="2.899cm" svg:y2="6.452cm">
          <text:p/>
        </draw:line>
        <draw:line draw:style-name="gr3" draw:text-style-name="P3" draw:layer="layout" svg:x1="2.899cm" svg:y1="6.656cm" svg:x2="2.899cm" svg:y2="6.709cm">
          <text:p/>
        </draw:line>
        <draw:line draw:style-name="gr3" draw:text-style-name="P3" draw:layer="layout" svg:x1="2.899cm" svg:y1="6.91cm" svg:x2="2.899cm" svg:y2="7.115cm">
          <text:p/>
        </draw:line>
        <draw:line draw:style-name="gr3" draw:text-style-name="P3" draw:layer="layout" svg:x1="2.899cm" svg:y1="7.316cm" svg:x2="2.899cm" svg:y2="7.369cm">
          <text:p/>
        </draw:line>
        <draw:line draw:style-name="gr3" draw:text-style-name="P3" draw:layer="layout" svg:x1="2.899cm" svg:y1="7.574cm" svg:x2="2.899cm" svg:y2="7.627cm">
          <text:p/>
        </draw:line>
        <draw:line draw:style-name="gr3" draw:text-style-name="P3" draw:layer="layout" svg:x1="2.899cm" svg:y1="7.831cm" svg:x2="2.899cm" svg:y2="8.032cm">
          <text:p/>
        </draw:line>
        <draw:line draw:style-name="gr3" draw:text-style-name="P3" draw:layer="layout" svg:x1="2.899cm" svg:y1="8.237cm" svg:x2="2.899cm" svg:y2="8.29cm">
          <text:p/>
        </draw:line>
        <draw:line draw:style-name="gr3" draw:text-style-name="P3" draw:layer="layout" svg:x1="2.899cm" svg:y1="8.491cm" svg:x2="2.899cm" svg:y2="8.544cm">
          <text:p/>
        </draw:line>
        <draw:line draw:style-name="gr3" draw:text-style-name="P3" draw:layer="layout" svg:x1="2.899cm" svg:y1="8.748cm" svg:x2="2.899cm" svg:y2="8.949cm">
          <text:p/>
        </draw:line>
        <draw:line draw:style-name="gr3" draw:text-style-name="P3" draw:layer="layout" svg:x1="2.899cm" svg:y1="9.154cm" svg:x2="2.899cm" svg:y2="9.207cm">
          <text:p/>
        </draw:line>
        <draw:line draw:style-name="gr3" draw:text-style-name="P3" draw:layer="layout" svg:x1="2.899cm" svg:y1="9.408cm" svg:x2="2.899cm" svg:y2="9.461cm">
          <text:p/>
        </draw:line>
        <draw:line draw:style-name="gr3" draw:text-style-name="P3" draw:layer="layout" svg:x1="2.899cm" svg:y1="9.666cm" svg:x2="2.899cm" svg:y2="9.87cm">
          <text:p/>
        </draw:line>
        <draw:line draw:style-name="gr3" draw:text-style-name="P3" draw:layer="layout" svg:x1="2.899cm" svg:y1="10.071cm" svg:x2="2.899cm" svg:y2="10.124cm">
          <text:p/>
        </draw:line>
        <draw:line draw:style-name="gr3" draw:text-style-name="P3" draw:layer="layout" svg:x1="2.899cm" svg:y1="10.329cm" svg:x2="2.899cm" svg:y2="10.382cm">
          <text:p/>
        </draw:line>
        <draw:line draw:style-name="gr3" draw:text-style-name="P3" draw:layer="layout" svg:x1="2.899cm" svg:y1="10.583cm" svg:x2="2.899cm" svg:y2="10.787cm">
          <text:p/>
        </draw:line>
        <draw:line draw:style-name="gr3" draw:text-style-name="P3" draw:layer="layout" svg:x1="2.899cm" svg:y1="10.989cm" svg:x2="2.899cm" svg:y2="11.041cm">
          <text:p/>
        </draw:line>
        <draw:line draw:style-name="gr3" draw:text-style-name="P3" draw:layer="layout" svg:x1="2.899cm" svg:y1="11.246cm" svg:x2="2.899cm" svg:y2="11.299cm">
          <text:p/>
        </draw:line>
        <draw:line draw:style-name="gr3" draw:text-style-name="P3" draw:layer="layout" svg:x1="2.899cm" svg:y1="11.5cm" svg:x2="2.899cm" svg:y2="11.705cm">
          <text:p/>
        </draw:line>
        <draw:line draw:style-name="gr3" draw:text-style-name="P3" draw:layer="layout" svg:x1="2.899cm" svg:y1="11.906cm" svg:x2="2.899cm" svg:y2="11.962cm">
          <text:p/>
        </draw:line>
        <draw:line draw:style-name="gr3" draw:text-style-name="P3" draw:layer="layout" svg:x1="2.899cm" svg:y1="12.163cm" svg:x2="2.899cm" svg:y2="12.216cm">
          <text:p/>
        </draw:line>
        <draw:line draw:style-name="gr3" draw:text-style-name="P3" draw:layer="layout" svg:x1="2.899cm" svg:y1="12.421cm" svg:x2="2.899cm" svg:y2="12.622cm">
          <text:p/>
        </draw:line>
        <draw:line draw:style-name="gr3" draw:text-style-name="P3" draw:layer="layout" svg:x1="2.899cm" svg:y1="12.827cm" svg:x2="2.899cm" svg:y2="12.879cm">
          <text:p/>
        </draw:line>
        <draw:line draw:style-name="gr3" draw:text-style-name="P3" draw:layer="layout" svg:x1="2.899cm" svg:y1="13.081cm" svg:x2="2.899cm" svg:y2="13.133cm">
          <text:p/>
        </draw:line>
        <draw:line draw:style-name="gr3" draw:text-style-name="P3" draw:layer="layout" svg:x1="2.899cm" svg:y1="13.338cm" svg:x2="2.899cm" svg:y2="13.539cm">
          <text:p/>
        </draw:line>
        <draw:line draw:style-name="gr3" draw:text-style-name="P3" draw:layer="layout" svg:x1="2.899cm" svg:y1="13.744cm" svg:x2="2.899cm" svg:y2="13.797cm">
          <text:p/>
        </draw:line>
        <draw:line draw:style-name="gr3" draw:text-style-name="P3" draw:layer="layout" svg:x1="2.899cm" svg:y1="14.001cm" svg:x2="2.899cm" svg:y2="14.054cm">
          <text:p/>
        </draw:line>
        <draw:polygon draw:style-name="gr4" draw:text-style-name="P4" draw:layer="layout" svg:width="0.278cm" svg:height="0.417cm" svg:x="2.762cm" svg:y="14.082cm" svg:viewBox="0 0 279 418" draw:points="137,418 279,0 0,0">
          <text:p/>
        </draw:polygon>
        <draw:line draw:style-name="gr8" draw:text-style-name="P3" draw:layer="layout" svg:x1="5.048cm" svg:y1="14.901cm" svg:x2="6.198cm" svg:y2="14.901cm">
          <text:p/>
        </draw:line>
        <draw:line draw:style-name="gr8" draw:text-style-name="P3" draw:layer="layout" svg:x1="8.798cm" svg:y1="14.901cm" svg:x2="10.145cm" svg:y2="14.901cm">
          <text:p/>
        </draw:line>
        <draw:line draw:style-name="gr8" draw:text-style-name="P3" draw:layer="layout" svg:x1="12.798cm" svg:y1="14.901cm" svg:x2="13.899cm" svg:y2="14.901cm">
          <text:p/>
        </draw:line>
        <draw:polygon draw:style-name="gr5" draw:text-style-name="P5" draw:layer="layout" svg:width="4.001cm" svg:height="0.398cm" svg:x="1.047cm" svg:y="14.7cm" svg:viewBox="0 0 4002 399" draw:points="2002,399 0,399 0,0 4002,0 4002,399">
          <text:p/>
        </draw:polygon>
        <draw:polygon draw:style-name="gr9" draw:text-style-name="P4" draw:layer="layout" svg:width="5.154cm" svg:height="0.398cm" svg:x="21.646cm" svg:y="14.7cm" svg:viewBox="0 0 5155 399" draw:points="2576,399 0,399 0,0 5155,0 5155,399">
          <text:p/>
        </draw:polygon>
        <draw:polygon draw:style-name="gr7" draw:text-style-name="P7" draw:layer="layout" svg:width="2.699cm" svg:height="0.201cm" svg:x="17.448cm" svg:y="14.799cm" svg:viewBox="0 0 2700 202" draw:points="1349,202 0,202 0,0 2700,0 2700,202">
          <text:p/>
        </draw:polygon>
        <draw:polygon draw:style-name="gr6" draw:text-style-name="P6" draw:layer="layout" svg:width="2.699cm" svg:height="0.201cm" svg:x="13.846cm" svg:y="14.799cm" svg:viewBox="0 0 2700 202" draw:points="1352,202 0,202 0,0 2700,0 2700,202">
          <text:p/>
        </draw:polygon>
        <draw:polygon draw:style-name="gr7" draw:text-style-name="P7" draw:layer="layout" svg:width="2.703cm" svg:height="0.201cm" svg:x="10.145cm" svg:y="14.799cm" svg:viewBox="0 0 2704 202" draw:points="1352,202 0,202 0,0 2704,0 2704,202">
          <text:p/>
        </draw:polygon>
        <draw:polygon draw:style-name="gr6" draw:text-style-name="P6" draw:layer="layout" svg:width="2.702cm" svg:height="0.201cm" svg:x="6.145cm" svg:y="14.799cm" svg:viewBox="0 0 2703 202" draw:points="1352,202 0,202 0,0 2703,0 2703,202">
          <text:p/>
        </draw:polygon>
        <draw:line draw:style-name="gr8" draw:text-style-name="P3" draw:layer="layout" svg:x1="16.545cm" svg:y1="14.901cm" svg:x2="17.448cm" svg:y2="14.901cm">
          <text:p/>
        </draw:line>
        <draw:line draw:style-name="gr8" draw:text-style-name="P3" draw:layer="layout" svg:x1="20.101cm" svg:y1="14.901cm" svg:x2="21.646cm" svg:y2="14.901cm">
          <text:p/>
        </draw:line>
        <draw:line draw:style-name="gr3" draw:text-style-name="P3" draw:layer="layout" svg:x1="7.799cm" svg:y1="0.599cm" svg:x2="7.815cm" svg:y2="0.653cm">
          <text:p/>
        </draw:line>
        <draw:line draw:style-name="gr3" draw:text-style-name="P3" draw:layer="layout" svg:x1="7.874cm" svg:y1="0.846cm" svg:x2="7.892cm" svg:y2="0.897cm">
          <text:p/>
        </draw:line>
        <draw:line draw:style-name="gr3" draw:text-style-name="P3" draw:layer="layout" svg:x1="7.948cm" svg:y1="1.09cm" svg:x2="8.009cm" svg:y2="1.285cm">
          <text:p/>
        </draw:line>
        <draw:line draw:style-name="gr3" draw:text-style-name="P3" draw:layer="layout" svg:x1="8.068cm" svg:y1="1.478cm" svg:x2="8.083cm" svg:y2="1.528cm">
          <text:p/>
        </draw:line>
        <draw:line draw:style-name="gr3" draw:text-style-name="P3" draw:layer="layout" svg:x1="8.142cm" svg:y1="1.721cm" svg:x2="8.157cm" svg:y2="1.775cm">
          <text:p/>
        </draw:line>
        <draw:line draw:style-name="gr3" draw:text-style-name="P3" draw:layer="layout" svg:x1="8.216cm" svg:y1="1.968cm" svg:x2="8.277cm" svg:y2="2.163cm">
          <text:p/>
        </draw:line>
        <draw:line draw:style-name="gr3" draw:text-style-name="P3" draw:layer="layout" svg:x1="8.336cm" svg:y1="2.356cm" svg:x2="8.351cm" svg:y2="2.406cm">
          <text:p/>
        </draw:line>
        <draw:line draw:style-name="gr3" draw:text-style-name="P3" draw:layer="layout" svg:x1="8.41cm" svg:y1="2.599cm" svg:x2="8.425cm" svg:y2="2.653cm">
          <text:p/>
        </draw:line>
        <draw:line draw:style-name="gr3" draw:text-style-name="P3" draw:layer="layout" svg:x1="8.484cm" svg:y1="2.846cm" svg:x2="8.499cm" svg:y2="2.9cm">
          <text:p/>
        </draw:line>
        <draw:line draw:style-name="gr3" draw:text-style-name="P3" draw:layer="layout" svg:x1="8.499cm" svg:y1="3.4cm" svg:x2="8.473cm" svg:y2="3.447cm">
          <text:p/>
        </draw:line>
        <draw:line draw:style-name="gr3" draw:text-style-name="P3" draw:layer="layout" svg:x1="8.379cm" svg:y1="3.626cm" svg:x2="8.353cm" svg:y2="3.673cm">
          <text:p/>
        </draw:line>
        <draw:line draw:style-name="gr3" draw:text-style-name="P3" draw:layer="layout" svg:x1="8.259cm" svg:y1="3.852cm" svg:x2="8.159cm" svg:y2="4.029cm">
          <text:p/>
        </draw:line>
        <draw:line draw:style-name="gr3" draw:text-style-name="P3" draw:layer="layout" svg:x1="8.065cm" svg:y1="4.208cm" svg:x2="8.039cm" svg:y2="4.255cm">
          <text:p/>
        </draw:line>
        <draw:line draw:style-name="gr3" draw:text-style-name="P3" draw:layer="layout" svg:x1="7.945cm" svg:y1="4.434cm" svg:x2="7.916cm" svg:y2="4.481cm">
          <text:p/>
        </draw:line>
        <draw:line draw:style-name="gr3" draw:text-style-name="P3" draw:layer="layout" svg:x1="7.822cm" svg:y1="4.66cm" svg:x2="7.725cm" svg:y2="4.837cm">
          <text:p/>
        </draw:line>
        <draw:line draw:style-name="gr3" draw:text-style-name="P3" draw:layer="layout" svg:x1="7.631cm" svg:y1="5.016cm" svg:x2="7.602cm" svg:y2="5.063cm">
          <text:p/>
        </draw:line>
        <draw:line draw:style-name="gr3" draw:text-style-name="P3" draw:layer="layout" svg:x1="7.508cm" svg:y1="5.242cm" svg:x2="7.482cm" svg:y2="5.29cm">
          <text:p/>
        </draw:line>
        <draw:line draw:style-name="gr3" draw:text-style-name="P3" draw:layer="layout" svg:x1="7.388cm" svg:y1="5.468cm" svg:x2="7.291cm" svg:y2="5.645cm">
          <text:p/>
        </draw:line>
        <draw:line draw:style-name="gr3" draw:text-style-name="P3" draw:layer="layout" svg:x1="7.194cm" svg:y1="5.824cm" svg:x2="7.168cm" svg:y2="5.871cm">
          <text:p/>
        </draw:line>
        <draw:line draw:style-name="gr3" draw:text-style-name="P3" draw:layer="layout" svg:x1="7.2cm" svg:y1="6.3cm" svg:x2="7.243cm" svg:y2="6.329cm">
          <text:p/>
        </draw:line>
        <draw:line draw:style-name="gr3" draw:text-style-name="P3" draw:layer="layout" svg:x1="7.411cm" svg:y1="6.441cm" svg:x2="7.458cm" svg:y2="6.474cm">
          <text:p/>
        </draw:line>
        <draw:line draw:style-name="gr3" draw:text-style-name="P3" draw:layer="layout" svg:x1="7.623cm" svg:y1="6.586cm" svg:x2="7.793cm" svg:y2="6.7cm">
          <text:p/>
        </draw:line>
        <draw:line draw:style-name="gr3" draw:text-style-name="P3" draw:layer="layout" svg:x1="7.958cm" svg:y1="6.815cm" svg:x2="8.005cm" svg:y2="6.844cm">
          <text:p/>
        </draw:line>
        <draw:line draw:style-name="gr3" draw:text-style-name="P3" draw:layer="layout" svg:x1="8.17cm" svg:y1="6.956cm" svg:x2="8.217cm" svg:y2="6.989cm">
          <text:p/>
        </draw:line>
        <draw:line draw:style-name="gr3" draw:text-style-name="P3" draw:layer="layout" svg:x1="8.385cm" svg:y1="7.101cm" svg:x2="8.552cm" svg:y2="7.215cm">
          <text:p/>
        </draw:line>
        <draw:line draw:style-name="gr3" draw:text-style-name="P3" draw:layer="layout" svg:x1="8.72cm" svg:y1="7.33cm" svg:x2="8.767cm" svg:y2="7.359cm">
          <text:p/>
        </draw:line>
        <draw:line draw:style-name="gr3" draw:text-style-name="P3" draw:layer="layout" svg:x1="8.932cm" svg:y1="7.471cm" svg:x2="8.98cm" svg:y2="7.504cm">
          <text:p/>
        </draw:line>
        <draw:line draw:style-name="gr3" draw:text-style-name="P3" draw:layer="layout" svg:x1="9.144cm" svg:y1="7.616cm" svg:x2="9.314cm" svg:y2="7.73cm">
          <text:p/>
        </draw:line>
        <draw:line draw:style-name="gr3" draw:text-style-name="P3" draw:layer="layout" svg:x1="9.482cm" svg:y1="7.842cm" svg:x2="9.526cm" svg:y2="7.875cm">
          <text:p/>
        </draw:line>
        <draw:line draw:style-name="gr3" draw:text-style-name="P3" draw:layer="layout" svg:x1="9.694cm" svg:y1="7.986cm" svg:x2="9.737cm" svg:y2="8.016cm">
          <text:p/>
        </draw:line>
        <draw:line draw:style-name="gr3" draw:text-style-name="P3" draw:layer="layout" svg:x1="9.906cm" svg:y1="8.131cm" svg:x2="10.072cm" svg:y2="8.245cm">
          <text:p/>
        </draw:line>
        <draw:line draw:style-name="gr3" draw:text-style-name="P3" draw:layer="layout" svg:x1="10.241cm" svg:y1="8.357cm" svg:x2="10.284cm" svg:y2="8.386cm">
          <text:p/>
        </draw:line>
        <draw:line draw:style-name="gr3" draw:text-style-name="P3" draw:layer="layout" svg:x1="10.452cm" svg:y1="8.501cm" svg:x2="10.499cm" svg:y2="8.531cm">
          <text:p/>
        </draw:line>
        <draw:line draw:style-name="gr3" draw:text-style-name="P3" draw:layer="layout" svg:x1="10.601cm" svg:y1="9.101cm" svg:x2="10.576cm" svg:y2="9.148cm">
          <text:p/>
        </draw:line>
        <draw:line draw:style-name="gr3" draw:text-style-name="P3" draw:layer="layout" svg:x1="10.478cm" svg:y1="9.327cm" svg:x2="10.452cm" svg:y2="9.374cm">
          <text:p/>
        </draw:line>
        <draw:line draw:style-name="gr3" draw:text-style-name="P3" draw:layer="layout" svg:x1="10.358cm" svg:y1="9.549cm" svg:x2="10.262cm" svg:y2="9.73cm">
          <text:p/>
        </draw:line>
        <draw:line draw:style-name="gr3" draw:text-style-name="P3" draw:layer="layout" svg:x1="10.168cm" svg:y1="9.909cm" svg:x2="10.142cm" svg:y2="9.956cm">
          <text:p/>
        </draw:line>
        <draw:line draw:style-name="gr3" draw:text-style-name="P3" draw:layer="layout" svg:x1="10.048cm" svg:y1="10.135cm" svg:x2="10.022cm" svg:y2="10.182cm">
          <text:p/>
        </draw:line>
        <draw:line draw:style-name="gr3" draw:text-style-name="P3" draw:layer="layout" svg:x1="9.924cm" svg:y1="10.361cm" svg:x2="9.828cm" svg:y2="10.538cm">
          <text:p/>
        </draw:line>
        <draw:line draw:style-name="gr3" draw:text-style-name="P3" draw:layer="layout" svg:x1="9.734cm" svg:y1="10.717cm" svg:x2="9.708cm" svg:y2="10.764cm">
          <text:p/>
        </draw:line>
        <draw:line draw:style-name="gr3" draw:text-style-name="P3" draw:layer="layout" svg:x1="9.614cm" svg:y1="10.943cm" svg:x2="9.588cm" svg:y2="10.993cm">
          <text:p/>
        </draw:line>
        <draw:line draw:style-name="gr3" draw:text-style-name="P3" draw:layer="layout" svg:x1="9.49cm" svg:y1="11.168cm" svg:x2="9.394cm" svg:y2="11.349cm">
          <text:p/>
        </draw:line>
        <draw:line draw:style-name="gr3" draw:text-style-name="P3" draw:layer="layout" svg:x1="9.3cm" svg:y1="11.528cm" svg:x2="9.274cm" svg:y2="11.575cm">
          <text:p/>
        </draw:line>
        <draw:line draw:style-name="gr3" draw:text-style-name="P3" draw:layer="layout" svg:x1="9.18cm" svg:y1="11.754cm" svg:x2="9.154cm" svg:y2="11.801cm">
          <text:p/>
        </draw:line>
        <draw:line draw:style-name="gr3" draw:text-style-name="P3" draw:layer="layout" svg:x1="9.06cm" svg:y1="11.98cm" svg:x2="8.96cm" svg:y2="12.157cm">
          <text:p/>
        </draw:line>
        <draw:line draw:style-name="gr3" draw:text-style-name="P3" draw:layer="layout" svg:x1="8.866cm" svg:y1="12.336cm" svg:x2="8.84cm" svg:y2="12.383cm">
          <text:p/>
        </draw:line>
        <draw:line draw:style-name="gr3" draw:text-style-name="P3" draw:layer="layout" svg:x1="8.746cm" svg:y1="12.562cm" svg:x2="8.72cm" svg:y2="12.609cm">
          <text:p/>
        </draw:line>
        <draw:line draw:style-name="gr3" draw:text-style-name="P3" draw:layer="layout" svg:x1="8.626cm" svg:y1="12.788cm" svg:x2="8.526cm" svg:y2="12.969cm">
          <text:p/>
        </draw:line>
        <draw:line draw:style-name="gr3" draw:text-style-name="P3" draw:layer="layout" svg:x1="8.432cm" svg:y1="13.144cm" svg:x2="8.406cm" svg:y2="13.194cm">
          <text:p/>
        </draw:line>
        <draw:line draw:style-name="gr3" draw:text-style-name="P3" draw:layer="layout" svg:x1="8.312cm" svg:y1="13.37cm" svg:x2="8.286cm" svg:y2="13.42cm">
          <text:p/>
        </draw:line>
        <draw:line draw:style-name="gr3" draw:text-style-name="P3" draw:layer="layout" svg:x1="8.192cm" svg:y1="13.596cm" svg:x2="8.096cm" svg:y2="13.776cm">
          <text:p/>
        </draw:line>
        <draw:line draw:style-name="gr3" draw:text-style-name="P3" draw:layer="layout" svg:x1="7.998cm" svg:y1="13.955cm" svg:x2="7.972cm" svg:y2="14.002cm">
          <text:p/>
        </draw:line>
        <draw:line draw:style-name="gr3" draw:text-style-name="P3" draw:layer="layout" svg:x1="7.878cm" svg:y1="14.181cm" svg:x2="7.852cm" svg:y2="14.228cm">
          <text:p/>
        </draw:line>
        <draw:polygon draw:style-name="gr4" draw:text-style-name="P4" draw:layer="layout" svg:width="0.321cm" svg:height="0.434cm" svg:x="7.598cm" svg:y="14.266cm" svg:viewBox="0 0 322 435" draw:points="0,435 322,130 78,0">
          <text:p/>
        </draw:polygon>
        <draw:line draw:style-name="gr3" draw:text-style-name="P3" draw:layer="layout" svg:x1="12.798cm" svg:y1="0.599cm" svg:x2="12.81cm" svg:y2="0.653cm">
          <text:p/>
        </draw:line>
        <draw:line draw:style-name="gr3" draw:text-style-name="P3" draw:layer="layout" svg:x1="12.844cm" svg:y1="0.853cm" svg:x2="12.852cm" svg:y2="0.904cm">
          <text:p/>
        </draw:line>
        <draw:line draw:style-name="gr3" draw:text-style-name="P3" draw:layer="layout" svg:x1="12.886cm" svg:y1="1.104cm" svg:x2="12.923cm" svg:y2="1.306cm">
          <text:p/>
        </draw:line>
        <draw:line draw:style-name="gr3" draw:text-style-name="P3" draw:layer="layout" svg:x1="12.957cm" svg:y1="1.502cm" svg:x2="12.965cm" svg:y2="1.556cm">
          <text:p/>
        </draw:line>
        <draw:line draw:style-name="gr3" draw:text-style-name="P3" draw:layer="layout" svg:x1="12.999cm" svg:y1="1.756cm" svg:x2="13.011cm" svg:y2="1.81cm">
          <text:p/>
        </draw:line>
        <draw:line draw:style-name="gr3" draw:text-style-name="P3" draw:layer="layout" svg:x1="13.045cm" svg:y1="2.007cm" svg:x2="13.082cm" svg:y2="2.209cm">
          <text:p/>
        </draw:line>
        <draw:line draw:style-name="gr3" draw:text-style-name="P3" draw:layer="layout" svg:x1="13.116cm" svg:y1="2.409cm" svg:x2="13.124cm" svg:y2="2.463cm">
          <text:p/>
        </draw:line>
        <draw:line draw:style-name="gr3" draw:text-style-name="P3" draw:layer="layout" svg:x1="13.158cm" svg:y1="2.659cm" svg:x2="13.17cm" svg:y2="2.713cm">
          <text:p/>
        </draw:line>
        <draw:line draw:style-name="gr3" draw:text-style-name="P3" draw:layer="layout" svg:x1="13.201cm" svg:y1="3.298cm" svg:x2="13.165cm" svg:y2="3.338cm">
          <text:p/>
        </draw:line>
        <draw:line draw:style-name="gr3" draw:text-style-name="P3" draw:layer="layout" svg:x1="13.025cm" svg:y1="3.488cm" svg:x2="12.989cm" svg:y2="3.528cm">
          <text:p/>
        </draw:line>
        <draw:line draw:style-name="gr3" draw:text-style-name="P3" draw:layer="layout" svg:x1="12.852cm" svg:y1="3.675cm" svg:x2="12.714cm" svg:y2="3.825cm">
          <text:p/>
        </draw:line>
        <draw:line draw:style-name="gr3" draw:text-style-name="P3" draw:layer="layout" svg:x1="12.577cm" svg:y1="3.975cm" svg:x2="12.541cm" svg:y2="4.015cm">
          <text:p/>
        </draw:line>
        <draw:line draw:style-name="gr3" draw:text-style-name="P3" draw:layer="layout" svg:x1="12.404cm" svg:y1="4.162cm" svg:x2="12.368cm" svg:y2="4.202cm">
          <text:p/>
        </draw:line>
        <draw:line draw:style-name="gr3" draw:text-style-name="P3" draw:layer="layout" svg:x1="12.231cm" svg:y1="4.349cm" svg:x2="12.093cm" svg:y2="4.502cm">
          <text:p/>
        </draw:line>
        <draw:line draw:style-name="gr3" draw:text-style-name="P3" draw:layer="layout" svg:x1="11.956cm" svg:y1="4.649cm" svg:x2="11.92cm" svg:y2="4.689cm">
          <text:p/>
        </draw:line>
        <draw:line draw:style-name="gr3" draw:text-style-name="P3" draw:layer="layout" svg:x1="11.78cm" svg:y1="4.836cm" svg:x2="11.743cm" svg:y2="4.876cm">
          <text:p/>
        </draw:line>
        <draw:line draw:style-name="gr3" draw:text-style-name="P3" draw:layer="layout" svg:x1="11.607cm" svg:y1="5.023cm" svg:x2="11.468cm" svg:y2="5.176cm">
          <text:p/>
        </draw:line>
        <draw:line draw:style-name="gr3" draw:text-style-name="P3" draw:layer="layout" svg:x1="11.332cm" svg:y1="5.323cm" svg:x2="11.295cm" svg:y2="5.363cm">
          <text:p/>
        </draw:line>
        <draw:line draw:style-name="gr3" draw:text-style-name="P3" draw:layer="layout" svg:x1="11.159cm" svg:y1="5.51cm" svg:x2="11.123cm" svg:y2="5.553cm">
          <text:p/>
        </draw:line>
        <draw:line draw:style-name="gr3" draw:text-style-name="P3" draw:layer="layout" svg:x1="10.986cm" svg:y1="5.7cm" svg:x2="10.847cm" svg:y2="5.85cm">
          <text:p/>
        </draw:line>
        <draw:line draw:style-name="gr3" draw:text-style-name="P3" draw:layer="layout" svg:x1="13.501cm" svg:y1="8.798cm" svg:x2="13.483cm" svg:y2="8.852cm">
          <text:p/>
        </draw:line>
        <draw:line draw:style-name="gr3" draw:text-style-name="P3" draw:layer="layout" svg:x1="13.42cm" svg:y1="9.041cm" svg:x2="13.402cm" svg:y2="9.095cm">
          <text:p/>
        </draw:line>
        <draw:line draw:style-name="gr3" draw:text-style-name="P3" draw:layer="layout" svg:x1="13.336cm" svg:y1="9.285cm" svg:x2="13.271cm" svg:y2="9.476cm">
          <text:p/>
        </draw:line>
        <draw:line draw:style-name="gr3" draw:text-style-name="P3" draw:layer="layout" svg:x1="13.205cm" svg:y1="9.669cm" svg:x2="13.186cm" svg:y2="9.72cm">
          <text:p/>
        </draw:line>
        <draw:line draw:style-name="gr3" draw:text-style-name="P3" draw:layer="layout" svg:x1="13.124cm" svg:y1="9.913cm" svg:x2="13.105cm" svg:y2="9.963cm">
          <text:p/>
        </draw:line>
        <draw:line draw:style-name="gr3" draw:text-style-name="P3" draw:layer="layout" svg:x1="13.043cm" svg:y1="10.152cm" svg:x2="12.975cm" svg:y2="10.347cm">
          <text:p/>
        </draw:line>
        <draw:line draw:style-name="gr3" draw:text-style-name="P3" draw:layer="layout" svg:x1="12.912cm" svg:y1="10.537cm" svg:x2="12.894cm" svg:y2="10.591cm">
          <text:p/>
        </draw:line>
        <draw:line draw:style-name="gr3" draw:text-style-name="P3" draw:layer="layout" svg:x1="12.829cm" svg:y1="10.78cm" svg:x2="12.809cm" svg:y2="10.831cm">
          <text:p/>
        </draw:line>
        <draw:line draw:style-name="gr3" draw:text-style-name="P3" draw:layer="layout" svg:x1="12.746cm" svg:y1="11.024cm" svg:x2="12.682cm" svg:y2="11.215cm">
          <text:p/>
        </draw:line>
        <draw:line draw:style-name="gr3" draw:text-style-name="P3" draw:layer="layout" svg:x1="12.616cm" svg:y1="11.408cm" svg:x2="12.597cm" svg:y2="11.459cm">
          <text:p/>
        </draw:line>
        <draw:line draw:style-name="gr3" draw:text-style-name="P3" draw:layer="layout" svg:x1="12.535cm" svg:y1="11.652cm" svg:x2="12.516cm" svg:y2="11.702cm">
          <text:p/>
        </draw:line>
        <draw:line draw:style-name="gr3" draw:text-style-name="P3" draw:layer="layout" svg:x1="12.45cm" svg:y1="11.892cm" svg:x2="12.386cm" svg:y2="12.087cm">
          <text:p/>
        </draw:line>
        <draw:line draw:style-name="gr3" draw:text-style-name="P3" draw:layer="layout" svg:x1="12.323cm" svg:y1="12.276cm" svg:x2="12.304cm" svg:y2="12.33cm">
          <text:p/>
        </draw:line>
        <draw:line draw:style-name="gr3" draw:text-style-name="P3" draw:layer="layout" svg:x1="12.238cm" svg:y1="12.52cm" svg:x2="12.223cm" svg:y2="12.57cm">
          <text:p/>
        </draw:line>
        <draw:line draw:style-name="gr3" draw:text-style-name="P3" draw:layer="layout" svg:x1="12.157cm" svg:y1="12.763cm" svg:x2="12.093cm" svg:y2="12.955cm">
          <text:p/>
        </draw:line>
        <draw:line draw:style-name="gr3" draw:text-style-name="P3" draw:layer="layout" svg:x1="12.027cm" svg:y1="13.148cm" svg:x2="12.008cm" svg:y2="13.198cm">
          <text:p/>
        </draw:line>
        <draw:line draw:style-name="gr3" draw:text-style-name="P3" draw:layer="layout" svg:x1="11.946cm" svg:y1="13.387cm" svg:x2="11.927cm" svg:y2="13.441cm">
          <text:p/>
        </draw:line>
        <draw:line draw:style-name="gr3" draw:text-style-name="P3" draw:layer="layout" svg:x1="11.861cm" svg:y1="13.631cm" svg:x2="11.796cm" svg:y2="13.826cm">
          <text:p/>
        </draw:line>
        <draw:line draw:style-name="gr3" draw:text-style-name="P3" draw:layer="layout" svg:x1="11.734cm" svg:y1="14.015cm" svg:x2="11.715cm" svg:y2="14.066cm">
          <text:p/>
        </draw:line>
        <draw:line draw:style-name="gr3" draw:text-style-name="P3" draw:layer="layout" svg:x1="11.649cm" svg:y1="14.259cm" svg:x2="11.634cm" svg:y2="14.309cm">
          <text:p/>
        </draw:line>
        <draw:polygon draw:style-name="gr4" draw:text-style-name="P4" draw:layer="layout" svg:width="0.265cm" svg:height="0.441cm" svg:x="11.5cm" svg:y="14.259cm" svg:viewBox="0 0 266 442" draw:points="0,442 266,89 0,0">
          <text:p/>
        </draw:polygon>
        <draw:line draw:style-name="gr3" draw:text-style-name="P3" draw:layer="layout" svg:x1="16.701cm" svg:y1="3.298cm" svg:x2="16.661cm" svg:y2="3.334cm">
          <text:p/>
        </draw:line>
        <draw:line draw:style-name="gr3" draw:text-style-name="P3" draw:layer="layout" svg:x1="16.511cm" svg:y1="3.471cm" svg:x2="16.471cm" svg:y2="3.507cm">
          <text:p/>
        </draw:line>
        <draw:line draw:style-name="gr3" draw:text-style-name="P3" draw:layer="layout" svg:x1="16.32cm" svg:y1="3.64cm" svg:x2="16.167cm" svg:y2="3.779cm">
          <text:p/>
        </draw:line>
        <draw:line draw:style-name="gr3" draw:text-style-name="P3" draw:layer="layout" svg:x1="16.017cm" svg:y1="3.912cm" svg:x2="15.977cm" svg:y2="3.948cm">
          <text:p/>
        </draw:line>
        <draw:line draw:style-name="gr3" draw:text-style-name="P3" draw:layer="layout" svg:x1="15.826cm" svg:y1="4.085cm" svg:x2="15.786cm" svg:y2="4.121cm">
          <text:p/>
        </draw:line>
        <draw:line draw:style-name="gr3" draw:text-style-name="P3" draw:layer="layout" svg:x1="15.636cm" svg:y1="4.254cm" svg:x2="15.483cm" svg:y2="4.389cm">
          <text:p/>
        </draw:line>
        <draw:line draw:style-name="gr3" draw:text-style-name="P3" draw:layer="layout" svg:x1="15.332cm" svg:y1="4.526cm" svg:x2="15.292cm" svg:y2="4.562cm">
          <text:p/>
        </draw:line>
        <draw:line draw:style-name="gr3" draw:text-style-name="P3" draw:layer="layout" svg:x1="15.142cm" svg:y1="4.695cm" svg:x2="15.102cm" svg:y2="4.731cm">
          <text:p/>
        </draw:line>
        <draw:line draw:style-name="gr3" draw:text-style-name="P3" draw:layer="layout" svg:x1="14.951cm" svg:y1="4.868cm" svg:x2="14.802cm" svg:y2="5.003cm">
          <text:p/>
        </draw:line>
        <draw:line draw:style-name="gr3" draw:text-style-name="P3" draw:layer="layout" svg:x1="14.648cm" svg:y1="5.136cm" svg:x2="14.608cm" svg:y2="5.176cm">
          <text:p/>
        </draw:line>
        <draw:line draw:style-name="gr3" draw:text-style-name="P3" draw:layer="layout" svg:x1="14.461cm" svg:y1="5.309cm" svg:x2="14.418cm" svg:y2="5.345cm">
          <text:p/>
        </draw:line>
        <draw:line draw:style-name="gr3" draw:text-style-name="P3" draw:layer="layout" svg:x1="14.267cm" svg:y1="5.478cm" svg:x2="14.118cm" svg:y2="5.617cm">
          <text:p/>
        </draw:line>
        <draw:line draw:style-name="gr3" draw:text-style-name="P3" draw:layer="layout" svg:x1="13.967cm" svg:y1="5.75cm" svg:x2="13.927cm" svg:y2="5.786cm">
          <text:p/>
        </draw:line>
        <draw:line draw:style-name="gr3" draw:text-style-name="P3" draw:layer="layout" svg:x1="13.8cm" svg:y1="6.3cm" svg:x2="13.84cm" svg:y2="6.336cm">
          <text:p/>
        </draw:line>
        <draw:line draw:style-name="gr3" draw:text-style-name="P3" draw:layer="layout" svg:x1="13.991cm" svg:y1="6.469cm" svg:x2="14.03cm" svg:y2="6.506cm">
          <text:p/>
        </draw:line>
        <draw:line draw:style-name="gr3" draw:text-style-name="P3" draw:layer="layout" svg:x1="14.181cm" svg:y1="6.639cm" svg:x2="14.337cm" svg:y2="6.774cm">
          <text:p/>
        </draw:line>
        <draw:line draw:style-name="gr3" draw:text-style-name="P3" draw:layer="layout" svg:x1="14.488cm" svg:y1="6.907cm" svg:x2="14.528cm" svg:y2="6.943cm">
          <text:p/>
        </draw:line>
        <draw:line draw:style-name="gr3" draw:text-style-name="P3" draw:layer="layout" svg:x1="14.679cm" svg:y1="7.076cm" svg:x2="14.718cm" svg:y2="7.113cm">
          <text:p/>
        </draw:line>
        <draw:line draw:style-name="gr3" draw:text-style-name="P3" draw:layer="layout" svg:x1="14.869cm" svg:y1="7.246cm" svg:x2="15.022cm" svg:y2="7.384cm">
          <text:p/>
        </draw:line>
        <draw:line draw:style-name="gr3" draw:text-style-name="P3" draw:layer="layout" svg:x1="15.176cm" svg:y1="7.517cm" svg:x2="15.216cm" svg:y2="7.553cm">
          <text:p/>
        </draw:line>
        <draw:line draw:style-name="gr3" draw:text-style-name="P3" draw:layer="layout" svg:x1="15.367cm" svg:y1="7.687cm" svg:x2="15.406cm" svg:y2="7.723cm">
          <text:p/>
        </draw:line>
        <draw:line draw:style-name="gr3" draw:text-style-name="P3" draw:layer="layout" svg:x1="15.557cm" svg:y1="7.856cm" svg:x2="15.713cm" svg:y2="7.991cm">
          <text:p/>
        </draw:line>
        <draw:line draw:style-name="gr3" draw:text-style-name="P3" draw:layer="layout" svg:x1="15.864cm" svg:y1="8.124cm" svg:x2="15.905cm" svg:y2="8.16cm">
          <text:p/>
        </draw:line>
        <draw:line draw:style-name="gr3" draw:text-style-name="P3" draw:layer="layout" svg:x1="16.054cm" svg:y1="8.293cm" svg:x2="16.095cm" svg:y2="8.33cm">
          <text:p/>
        </draw:line>
        <draw:line draw:style-name="gr3" draw:text-style-name="P3" draw:layer="layout" svg:x1="16.245cm" svg:y1="8.463cm" svg:x2="16.398cm" svg:y2="8.598cm">
          <text:p/>
        </draw:line>
        <draw:line draw:style-name="gr3" draw:text-style-name="P3" draw:layer="layout" svg:x1="16.401cm" svg:y1="8.999cm" svg:x2="16.39cm" svg:y2="9.053cm">
          <text:p/>
        </draw:line>
        <draw:line draw:style-name="gr3" draw:text-style-name="P3" draw:layer="layout" svg:x1="16.348cm" svg:y1="9.249cm" svg:x2="16.337cm" svg:y2="9.303cm">
          <text:p/>
        </draw:line>
        <draw:line draw:style-name="gr3" draw:text-style-name="P3" draw:layer="layout" svg:x1="16.295cm" svg:y1="9.5cm" svg:x2="16.252cm" svg:y2="9.702cm">
          <text:p/>
        </draw:line>
        <draw:line draw:style-name="gr3" draw:text-style-name="P3" draw:layer="layout" svg:x1="16.211cm" svg:y1="9.898cm" svg:x2="16.199cm" svg:y2="9.949cm">
          <text:p/>
        </draw:line>
        <draw:line draw:style-name="gr3" draw:text-style-name="P3" draw:layer="layout" svg:x1="16.158cm" svg:y1="10.149cm" svg:x2="16.146cm" svg:y2="10.203cm">
          <text:p/>
        </draw:line>
        <draw:line draw:style-name="gr3" draw:text-style-name="P3" draw:layer="layout" svg:x1="16.105cm" svg:y1="10.399cm" svg:x2="16.065cm" svg:y2="10.598cm">
          <text:p/>
        </draw:line>
        <draw:line draw:style-name="gr3" draw:text-style-name="P3" draw:layer="layout" svg:x1="16.024cm" svg:y1="10.798cm" svg:x2="16.012cm" svg:y2="10.848cm">
          <text:p/>
        </draw:line>
        <draw:line draw:style-name="gr3" draw:text-style-name="P3" draw:layer="layout" svg:x1="15.971cm" svg:y1="11.045cm" svg:x2="15.959cm" svg:y2="11.099cm">
          <text:p/>
        </draw:line>
        <draw:line draw:style-name="gr3" draw:text-style-name="P3" draw:layer="layout" svg:x1="15.918cm" svg:y1="11.299cm" svg:x2="15.875cm" svg:y2="11.498cm">
          <text:p/>
        </draw:line>
        <draw:line draw:style-name="gr3" draw:text-style-name="P3" draw:layer="layout" svg:x1="15.833cm" svg:y1="11.694cm" svg:x2="15.822cm" svg:y2="11.748cm">
          <text:p/>
        </draw:line>
        <draw:line draw:style-name="gr3" draw:text-style-name="P3" draw:layer="layout" svg:x1="15.78cm" svg:y1="11.945cm" svg:x2="15.769cm" svg:y2="11.998cm">
          <text:p/>
        </draw:line>
        <draw:line draw:style-name="gr3" draw:text-style-name="P3" draw:layer="layout" svg:x1="15.727cm" svg:y1="12.195cm" svg:x2="15.684cm" svg:y2="12.397cm">
          <text:p/>
        </draw:line>
        <draw:line draw:style-name="gr3" draw:text-style-name="P3" draw:layer="layout" svg:x1="15.646cm" svg:y1="12.594cm" svg:x2="15.631cm" svg:y2="12.644cm">
          <text:p/>
        </draw:line>
        <draw:line draw:style-name="gr3" draw:text-style-name="P3" draw:layer="layout" svg:x1="15.59cm" svg:y1="12.844cm" svg:x2="15.578cm" svg:y2="12.898cm">
          <text:p/>
        </draw:line>
        <draw:line draw:style-name="gr3" draw:text-style-name="P3" draw:layer="layout" svg:x1="15.537cm" svg:y1="13.095cm" svg:x2="15.497cm" svg:y2="13.293cm">
          <text:p/>
        </draw:line>
        <draw:line draw:style-name="gr3" draw:text-style-name="P3" draw:layer="layout" svg:x1="15.457cm" svg:y1="13.493cm" svg:x2="15.444cm" svg:y2="13.544cm">
          <text:p/>
        </draw:line>
        <draw:line draw:style-name="gr3" draw:text-style-name="P3" draw:layer="layout" svg:x1="15.403cm" svg:y1="13.74cm" svg:x2="15.391cm" svg:y2="13.794cm">
          <text:p/>
        </draw:line>
        <draw:line draw:style-name="gr3" draw:text-style-name="P3" draw:layer="layout" svg:x1="15.35cm" svg:y1="13.994cm" svg:x2="15.307cm" svg:y2="14.193cm">
          <text:p/>
        </draw:line>
        <draw:polygon draw:style-name="gr4" draw:text-style-name="P4" draw:layer="layout" svg:width="0.275cm" svg:height="0.438cm" svg:x="15.148cm" svg:y="14.262cm" svg:viewBox="0 0 276 439" draw:points="53,439 276,57 0,0">
          <text:p/>
        </draw:polygon>
        <draw:line draw:style-name="gr3" draw:text-style-name="P3" draw:layer="layout" svg:x1="19.999cm" svg:y1="3.1cm" svg:x2="19.963cm" svg:y2="3.14cm">
          <text:p/>
        </draw:line>
        <draw:line draw:style-name="gr3" draw:text-style-name="P3" draw:layer="layout" svg:x1="19.827cm" svg:y1="3.287cm" svg:x2="19.79cm" svg:y2="3.327cm">
          <text:p/>
        </draw:line>
        <draw:line draw:style-name="gr3" draw:text-style-name="P3" draw:layer="layout" svg:x1="19.654cm" svg:y1="3.474cm" svg:x2="19.512cm" svg:y2="3.624cm">
          <text:p/>
        </draw:line>
        <draw:line draw:style-name="gr3" draw:text-style-name="P3" draw:layer="layout" svg:x1="19.375cm" svg:y1="3.774cm" svg:x2="19.339cm" svg:y2="3.814cm">
          <text:p/>
        </draw:line>
        <draw:line draw:style-name="gr3" draw:text-style-name="P3" draw:layer="layout" svg:x1="19.202cm" svg:y1="3.961cm" svg:x2="19.166cm" svg:y2="4.001cm">
          <text:p/>
        </draw:line>
        <draw:line draw:style-name="gr3" draw:text-style-name="P3" draw:layer="layout" svg:x1="19.026cm" svg:y1="4.148cm" svg:x2="18.887cm" svg:y2="4.297cm">
          <text:p/>
        </draw:line>
        <draw:line draw:style-name="gr3" draw:text-style-name="P3" draw:layer="layout" svg:x1="18.751cm" svg:y1="4.445cm" svg:x2="18.714cm" svg:y2="4.484cm">
          <text:p/>
        </draw:line>
        <draw:line draw:style-name="gr3" draw:text-style-name="P3" draw:layer="layout" svg:x1="18.578cm" svg:y1="4.631cm" svg:x2="18.538cm" svg:y2="4.671cm">
          <text:p/>
        </draw:line>
        <draw:line draw:style-name="gr3" draw:text-style-name="P3" draw:layer="layout" svg:x1="18.401cm" svg:y1="4.822cm" svg:x2="18.263cm" svg:y2="4.971cm">
          <text:p/>
        </draw:line>
        <draw:line draw:style-name="gr3" draw:text-style-name="P3" draw:layer="layout" svg:x1="18.126cm" svg:y1="5.118cm" svg:x2="18.09cm" svg:y2="5.158cm">
          <text:p/>
        </draw:line>
        <draw:line draw:style-name="gr3" draw:text-style-name="P3" draw:layer="layout" svg:x1="17.953cm" svg:y1="5.305cm" svg:x2="17.917cm" svg:y2="5.345cm">
          <text:p/>
        </draw:line>
        <draw:line draw:style-name="gr3" draw:text-style-name="P3" draw:layer="layout" svg:x1="17.777cm" svg:y1="5.492cm" svg:x2="17.638cm" svg:y2="5.641cm">
          <text:p/>
        </draw:line>
        <draw:line draw:style-name="gr3" draw:text-style-name="P3" draw:layer="layout" svg:x1="17.502cm" svg:y1="5.792cm" svg:x2="17.466cm" svg:y2="5.832cm">
          <text:p/>
        </draw:line>
        <draw:line draw:style-name="gr3" draw:text-style-name="P3" draw:layer="layout" svg:x1="19.901cm" svg:y1="8.9cm" svg:x2="19.889cm" svg:y2="8.954cm">
          <text:p/>
        </draw:line>
        <draw:line draw:style-name="gr3" draw:text-style-name="P3" draw:layer="layout" svg:x1="19.851cm" svg:y1="9.151cm" svg:x2="19.843cm" svg:y2="9.204cm">
          <text:p/>
        </draw:line>
        <draw:line draw:style-name="gr3" draw:text-style-name="P3" draw:layer="layout" svg:x1="19.805cm" svg:y1="9.401cm" svg:x2="19.766cm" svg:y2="9.603cm">
          <text:p/>
        </draw:line>
        <draw:line draw:style-name="gr3" draw:text-style-name="P3" draw:layer="layout" svg:x1="19.728cm" svg:y1="9.803cm" svg:x2="19.72cm" svg:y2="9.854cm">
          <text:p/>
        </draw:line>
        <draw:line draw:style-name="gr3" draw:text-style-name="P3" draw:layer="layout" svg:x1="19.682cm" svg:y1="10.054cm" svg:x2="19.67cm" svg:y2="10.108cm">
          <text:p/>
        </draw:line>
        <draw:line draw:style-name="gr3" draw:text-style-name="P3" draw:layer="layout" svg:x1="19.636cm" svg:y1="10.304cm" svg:x2="19.596cm" svg:y2="10.506cm">
          <text:p/>
        </draw:line>
        <draw:line draw:style-name="gr3" draw:text-style-name="P3" draw:layer="layout" svg:x1="19.559cm" svg:y1="10.703cm" svg:x2="19.547cm" svg:y2="10.757cm">
          <text:p/>
        </draw:line>
        <draw:line draw:style-name="gr3" draw:text-style-name="P3" draw:layer="layout" svg:x1="19.509cm" svg:y1="10.953cm" svg:x2="19.501cm" svg:y2="11.007cm">
          <text:p/>
        </draw:line>
        <draw:line draw:style-name="gr3" draw:text-style-name="P3" draw:layer="layout" svg:x1="19.463cm" svg:y1="11.207cm" svg:x2="19.423cm" svg:y2="11.406cm">
          <text:p/>
        </draw:line>
        <draw:line draw:style-name="gr3" draw:text-style-name="P3" draw:layer="layout" svg:x1="19.389cm" svg:y1="11.606cm" svg:x2="19.378cm" svg:y2="11.66cm">
          <text:p/>
        </draw:line>
        <draw:line draw:style-name="gr3" draw:text-style-name="P3" draw:layer="layout" svg:x1="19.34cm" svg:y1="11.856cm" svg:x2="19.328cm" svg:y2="11.91cm">
          <text:p/>
        </draw:line>
        <draw:line draw:style-name="gr3" draw:text-style-name="P3" draw:layer="layout" svg:x1="19.29cm" svg:y1="12.107cm" svg:x2="19.254cm" svg:y2="12.309cm">
          <text:p/>
        </draw:line>
        <draw:line draw:style-name="gr3" draw:text-style-name="P3" draw:layer="layout" svg:x1="19.216cm" svg:y1="12.509cm" svg:x2="19.205cm" svg:y2="12.559cm">
          <text:p/>
        </draw:line>
        <draw:line draw:style-name="gr3" draw:text-style-name="P3" draw:layer="layout" svg:x1="19.167cm" svg:y1="12.759cm" svg:x2="19.159cm" svg:y2="12.81cm">
          <text:p/>
        </draw:line>
        <draw:line draw:style-name="gr3" draw:text-style-name="P3" draw:layer="layout" svg:x1="19.121cm" svg:y1="13.01cm" svg:x2="19.081cm" svg:y2="13.212cm">
          <text:p/>
        </draw:line>
        <draw:line draw:style-name="gr3" draw:text-style-name="P3" draw:layer="layout" svg:x1="19.047cm" svg:y1="13.409cm" svg:x2="19.035cm" svg:y2="13.463cm">
          <text:p/>
        </draw:line>
        <draw:line draw:style-name="gr3" draw:text-style-name="P3" draw:layer="layout" svg:x1="18.998cm" svg:y1="13.659cm" svg:x2="18.986cm" svg:y2="13.713cm">
          <text:p/>
        </draw:line>
        <draw:line draw:style-name="gr3" draw:text-style-name="P3" draw:layer="layout" svg:x1="18.948cm" svg:y1="13.913cm" svg:x2="18.912cm" svg:y2="14.112cm">
          <text:p/>
        </draw:line>
        <draw:polygon draw:style-name="gr4" draw:text-style-name="P4" draw:layer="layout" svg:width="0.275cm" svg:height="0.438cm" svg:x="18.739cm" svg:y="14.262cm" svg:viewBox="0 0 276 439" draw:points="60,439 276,53 0,0">
          <text:p/>
        </draw:polygon>
        <draw:line draw:style-name="gr3" draw:text-style-name="P3" draw:layer="layout" svg:x1="24.501cm" svg:y1="3.4cm" svg:x2="24.475cm" svg:y2="3.447cm">
          <text:p/>
        </draw:line>
        <draw:line draw:style-name="gr3" draw:text-style-name="P3" draw:layer="layout" svg:x1="24.377cm" svg:y1="3.626cm" svg:x2="24.352cm" svg:y2="3.673cm">
          <text:p/>
        </draw:line>
        <draw:line draw:style-name="gr3" draw:text-style-name="P3" draw:layer="layout" svg:x1="24.258cm" svg:y1="3.848cm" svg:x2="24.158cm" svg:y2="4.03cm">
          <text:p/>
        </draw:line>
        <draw:line draw:style-name="gr3" draw:text-style-name="P3" draw:layer="layout" svg:x1="24.063cm" svg:y1="4.208cm" svg:x2="24.038cm" svg:y2="4.255cm">
          <text:p/>
        </draw:line>
        <draw:line draw:style-name="gr3" draw:text-style-name="P3" draw:layer="layout" svg:x1="23.94cm" svg:y1="4.43cm" svg:x2="23.914cm" svg:y2="4.481cm">
          <text:p/>
        </draw:line>
        <draw:line draw:style-name="gr3" draw:text-style-name="P3" draw:layer="layout" svg:x1="23.82cm" svg:y1="4.656cm" svg:x2="23.72cm" svg:y2="4.837cm">
          <text:p/>
        </draw:line>
        <draw:line draw:style-name="gr3" draw:text-style-name="P3" draw:layer="layout" svg:x1="23.626cm" svg:y1="5.012cm" svg:x2="23.6cm" svg:y2="5.063cm">
          <text:p/>
        </draw:line>
        <draw:line draw:style-name="gr3" draw:text-style-name="P3" draw:layer="layout" svg:x1="23.506cm" svg:y1="5.238cm" svg:x2="23.477cm" svg:y2="5.285cm">
          <text:p/>
        </draw:line>
        <draw:line draw:style-name="gr3" draw:text-style-name="P3" draw:layer="layout" svg:x1="23.383cm" svg:y1="5.464cm" svg:x2="23.283cm" svg:y2="5.645cm">
          <text:p/>
        </draw:line>
        <draw:line draw:style-name="gr3" draw:text-style-name="P3" draw:layer="layout" svg:x1="23.198cm" svg:y1="6.3cm" svg:x2="23.231cm" svg:y2="6.343cm">
          <text:p/>
        </draw:line>
        <draw:line draw:style-name="gr3" draw:text-style-name="P3" draw:layer="layout" svg:x1="23.357cm" svg:y1="6.501cm" svg:x2="23.39cm" svg:y2="6.545cm">
          <text:p/>
        </draw:line>
        <draw:line draw:style-name="gr3" draw:text-style-name="P3" draw:layer="layout" svg:x1="23.512cm" svg:y1="6.706cm" svg:x2="23.637cm" svg:y2="6.866cm">
          <text:p/>
        </draw:line>
        <draw:line draw:style-name="gr3" draw:text-style-name="P3" draw:layer="layout" svg:x1="23.759cm" svg:y1="7.027cm" svg:x2="23.795cm" svg:y2="7.07cm">
          <text:p/>
        </draw:line>
        <draw:line draw:style-name="gr3" draw:text-style-name="P3" draw:layer="layout" svg:x1="23.918cm" svg:y1="7.228cm" svg:x2="23.951cm" svg:y2="7.271cm">
          <text:p/>
        </draw:line>
        <draw:line draw:style-name="gr3" draw:text-style-name="P3" draw:layer="layout" svg:x1="24.073cm" svg:y1="7.433cm" svg:x2="24.198cm" svg:y2="7.592cm">
          <text:p/>
        </draw:line>
        <draw:line draw:style-name="gr3" draw:text-style-name="P3" draw:layer="layout" svg:x1="24.324cm" svg:y1="7.754cm" svg:x2="24.356cm" svg:y2="7.797cm">
          <text:p/>
        </draw:line>
        <draw:line draw:style-name="gr3" draw:text-style-name="P3" draw:layer="layout" svg:x1="24.479cm" svg:y1="7.955cm" svg:x2="24.512cm" svg:y2="7.998cm">
          <text:p/>
        </draw:line>
        <draw:line draw:style-name="gr3" draw:text-style-name="P3" draw:layer="layout" svg:x1="24.634cm" svg:y1="8.159cm" svg:x2="24.762cm" svg:y2="8.319cm">
          <text:p/>
        </draw:line>
        <draw:line draw:style-name="gr3" draw:text-style-name="P3" draw:layer="layout" svg:x1="24.884cm" svg:y1="8.477cm" svg:x2="24.901cm" svg:y2="8.499cm">
          <text:p/>
        </draw:line>
        <draw:line draw:style-name="gr3" draw:text-style-name="P3" draw:layer="layout" svg:x1="24.9cm" svg:y1="9.101cm" svg:x2="24.892cm" svg:y2="9.155cm">
          <text:p/>
        </draw:line>
        <draw:line draw:style-name="gr3" draw:text-style-name="P3" draw:layer="layout" svg:x1="24.868cm" svg:y1="9.355cm" svg:x2="24.86cm" svg:y2="9.409cm">
          <text:p/>
        </draw:line>
        <draw:line draw:style-name="gr3" draw:text-style-name="P3" draw:layer="layout" svg:x1="24.836cm" svg:y1="9.609cm" svg:x2="24.81cm" svg:y2="9.811cm">
          <text:p/>
        </draw:line>
        <draw:line draw:style-name="gr3" draw:text-style-name="P3" draw:layer="layout" svg:x1="24.783cm" svg:y1="10.011cm" svg:x2="24.775cm" svg:y2="10.065cm">
          <text:p/>
        </draw:line>
        <draw:line draw:style-name="gr3" draw:text-style-name="P3" draw:layer="layout" svg:x1="24.751cm" svg:y1="10.265cm" svg:x2="24.743cm" svg:y2="10.319cm">
          <text:p/>
        </draw:line>
        <draw:line draw:style-name="gr3" draw:text-style-name="P3" draw:layer="layout" svg:x1="24.72cm" svg:y1="10.519cm" svg:x2="24.694cm" svg:y2="10.721cm">
          <text:p/>
        </draw:line>
        <draw:line draw:style-name="gr3" draw:text-style-name="P3" draw:layer="layout" svg:x1="24.67cm" svg:y1="10.922cm" svg:x2="24.662cm" svg:y2="10.975cm">
          <text:p/>
        </draw:line>
        <draw:line draw:style-name="gr3" draw:text-style-name="P3" draw:layer="layout" svg:x1="24.635cm" svg:y1="11.176cm" svg:x2="24.627cm" svg:y2="11.229cm">
          <text:p/>
        </draw:line>
        <draw:line draw:style-name="gr3" draw:text-style-name="P3" draw:layer="layout" svg:x1="24.603cm" svg:y1="11.43cm" svg:x2="24.578cm" svg:y2="11.632cm">
          <text:p/>
        </draw:line>
        <draw:line draw:style-name="gr3" draw:text-style-name="P3" draw:layer="layout" svg:x1="24.554cm" svg:y1="11.832cm" svg:x2="24.546cm" svg:y2="11.886cm">
          <text:p/>
        </draw:line>
        <draw:line draw:style-name="gr3" draw:text-style-name="P3" draw:layer="layout" svg:x1="24.522cm" svg:y1="12.086cm" svg:x2="24.514cm" svg:y2="12.14cm">
          <text:p/>
        </draw:line>
        <draw:line draw:style-name="gr3" draw:text-style-name="P3" draw:layer="layout" svg:x1="24.487cm" svg:y1="12.34cm" svg:x2="24.461cm" svg:y2="12.542cm">
          <text:p/>
        </draw:line>
        <draw:line draw:style-name="gr3" draw:text-style-name="P3" draw:layer="layout" svg:x1="24.437cm" svg:y1="12.742cm" svg:x2="24.429cm" svg:y2="12.796cm">
          <text:p/>
        </draw:line>
        <draw:line draw:style-name="gr3" draw:text-style-name="P3" draw:layer="layout" svg:x1="24.406cm" svg:y1="12.996cm" svg:x2="24.398cm" svg:y2="13.05cm">
          <text:p/>
        </draw:line>
        <draw:line draw:style-name="gr3" draw:text-style-name="P3" draw:layer="layout" svg:x1="24.374cm" svg:y1="13.25cm" svg:x2="24.345cm" svg:y2="13.452cm">
          <text:p/>
        </draw:line>
        <draw:line draw:style-name="gr3" draw:text-style-name="P3" draw:layer="layout" svg:x1="24.321cm" svg:y1="13.652cm" svg:x2="24.313cm" svg:y2="13.706cm">
          <text:p/>
        </draw:line>
        <draw:line draw:style-name="gr3" draw:text-style-name="P3" draw:layer="layout" svg:x1="24.289cm" svg:y1="13.906cm" svg:x2="24.281cm" svg:y2="13.96cm">
          <text:p/>
        </draw:line>
        <draw:line draw:style-name="gr3" draw:text-style-name="P3" draw:layer="layout" svg:x1="24.258cm" svg:y1="14.16cm" svg:x2="24.249cm" svg:y2="14.203cm">
          <text:p/>
        </draw:line>
        <draw:polygon draw:style-name="gr4" draw:text-style-name="P4" draw:layer="layout" svg:width="0.279cm" svg:height="0.434cm" svg:x="24.112cm" svg:y="14.167cm" svg:viewBox="0 0 280 435" draw:points="88,435 280,35 0,0">
          <text:p/>
        </draw:polygon>
        <draw:line draw:style-name="gr3" draw:text-style-name="P3" draw:layer="layout" svg:x1="10.9cm" svg:y1="6.3cm" svg:x2="10.94cm" svg:y2="6.336cm">
          <text:p/>
        </draw:line>
        <draw:line draw:style-name="gr3" draw:text-style-name="P3" draw:layer="layout" svg:x1="11.087cm" svg:y1="6.473cm" svg:x2="11.127cm" svg:y2="6.509cm">
          <text:p/>
        </draw:line>
        <draw:line draw:style-name="gr3" draw:text-style-name="P3" draw:layer="layout" svg:x1="11.274cm" svg:y1="6.646cm" svg:x2="11.427cm" svg:y2="6.784cm">
          <text:p/>
        </draw:line>
        <draw:line draw:style-name="gr3" draw:text-style-name="P3" draw:layer="layout" svg:x1="11.574cm" svg:y1="6.921cm" svg:x2="11.614cm" svg:y2="6.961cm">
          <text:p/>
        </draw:line>
        <draw:line draw:style-name="gr3" draw:text-style-name="P3" draw:layer="layout" svg:x1="11.761cm" svg:y1="7.094cm" svg:x2="11.801cm" svg:y2="7.134cm">
          <text:p/>
        </draw:line>
        <draw:line draw:style-name="gr3" draw:text-style-name="P3" draw:layer="layout" svg:x1="11.952cm" svg:y1="7.27cm" svg:x2="12.101cm" svg:y2="7.409cm">
          <text:p/>
        </draw:line>
        <draw:line draw:style-name="gr3" draw:text-style-name="P3" draw:layer="layout" svg:x1="12.248cm" svg:y1="7.545cm" svg:x2="12.288cm" svg:y2="7.582cm">
          <text:p/>
        </draw:line>
        <draw:line draw:style-name="gr3" draw:text-style-name="P3" draw:layer="layout" svg:x1="12.435cm" svg:y1="7.718cm" svg:x2="12.478cm" svg:y2="7.755cm">
          <text:p/>
        </draw:line>
        <draw:line draw:style-name="gr3" draw:text-style-name="P3" draw:layer="layout" svg:x1="12.625cm" svg:y1="7.891cm" svg:x2="12.775cm" svg:y2="8.03cm">
          <text:p/>
        </draw:line>
        <draw:line draw:style-name="gr3" draw:text-style-name="P3" draw:layer="layout" svg:x1="12.922cm" svg:y1="8.166cm" svg:x2="12.965cm" svg:y2="8.206cm">
          <text:p/>
        </draw:line>
        <draw:line draw:style-name="gr3" draw:text-style-name="P3" draw:layer="layout" svg:x1="13.112cm" svg:y1="8.343cm" svg:x2="13.152cm" svg:y2="8.379cm">
          <text:p/>
        </draw:line>
        <draw:line draw:style-name="gr3" draw:text-style-name="P3" draw:layer="layout" svg:x1="13.299cm" svg:y1="8.516cm" svg:x2="13.448cm" svg:y2="8.654cm">
          <text:p/>
        </draw:line>
        <draw:line draw:style-name="gr3" draw:text-style-name="P3" draw:layer="layout" svg:x1="17.501cm" svg:y1="6.399cm" svg:x2="17.537cm" svg:y2="6.439cm">
          <text:p/>
        </draw:line>
        <draw:line draw:style-name="gr3" draw:text-style-name="P3" draw:layer="layout" svg:x1="17.684cm" svg:y1="6.575cm" svg:x2="17.724cm" svg:y2="6.615cm">
          <text:p/>
        </draw:line>
        <draw:line draw:style-name="gr3" draw:text-style-name="P3" draw:layer="layout" svg:x1="17.871cm" svg:y1="6.755cm" svg:x2="18.017cm" svg:y2="6.894cm">
          <text:p/>
        </draw:line>
        <draw:line draw:style-name="gr3" draw:text-style-name="P3" draw:layer="layout" svg:x1="18.164cm" svg:y1="7.034cm" svg:x2="18.204cm" svg:y2="7.07cm">
          <text:p/>
        </draw:line>
        <draw:line draw:style-name="gr3" draw:text-style-name="P3" draw:layer="layout" svg:x1="18.347cm" svg:y1="7.21cm" svg:x2="18.387cm" svg:y2="7.25cm">
          <text:p/>
        </draw:line>
        <draw:line draw:style-name="gr3" draw:text-style-name="P3" draw:layer="layout" svg:x1="18.531cm" svg:y1="7.387cm" svg:x2="18.68cm" svg:y2="7.529cm">
          <text:p/>
        </draw:line>
        <draw:line draw:style-name="gr3" draw:text-style-name="P3" draw:layer="layout" svg:x1="18.827cm" svg:y1="7.669cm" svg:x2="18.867cm" svg:y2="7.705cm">
          <text:p/>
        </draw:line>
        <draw:line draw:style-name="gr3" draw:text-style-name="P3" draw:layer="layout" svg:x1="19.011cm" svg:y1="7.845cm" svg:x2="19.051cm" svg:y2="7.885cm">
          <text:p/>
        </draw:line>
        <draw:line draw:style-name="gr3" draw:text-style-name="P3" draw:layer="layout" svg:x1="19.198cm" svg:y1="8.022cm" svg:x2="19.343cm" svg:y2="8.164cm">
          <text:p/>
        </draw:line>
        <draw:line draw:style-name="gr3" draw:text-style-name="P3" draw:layer="layout" svg:x1="19.49cm" svg:y1="8.304cm" svg:x2="19.527cm" svg:y2="8.34cm">
          <text:p/>
        </draw:line>
        <draw:line draw:style-name="gr3" draw:text-style-name="P3" draw:layer="layout" svg:x1="19.674cm" svg:y1="8.48cm" svg:x2="19.714cm" svg:y2="8.517cm">
          <text:p/>
        </draw:line>
        <draw:line draw:style-name="gr3" draw:text-style-name="P3" draw:layer="layout" svg:x1="16.298cm" svg:y1="0.599cm" svg:x2="16.309cm" svg:y2="0.653cm">
          <text:p/>
        </draw:line>
        <draw:line draw:style-name="gr3" draw:text-style-name="P3" draw:layer="layout" svg:x1="16.344cm" svg:y1="0.853cm" svg:x2="16.352cm" svg:y2="0.904cm">
          <text:p/>
        </draw:line>
        <draw:line draw:style-name="gr3" draw:text-style-name="P3" draw:layer="layout" svg:x1="16.386cm" svg:y1="1.104cm" svg:x2="16.422cm" svg:y2="1.306cm">
          <text:p/>
        </draw:line>
        <draw:line draw:style-name="gr3" draw:text-style-name="P3" draw:layer="layout" svg:x1="16.457cm" svg:y1="1.502cm" svg:x2="16.468cm" svg:y2="1.556cm">
          <text:p/>
        </draw:line>
        <draw:line draw:style-name="gr3" draw:text-style-name="P3" draw:layer="layout" svg:x1="16.499cm" svg:y1="1.756cm" svg:x2="16.511cm" svg:y2="1.81cm">
          <text:p/>
        </draw:line>
        <draw:line draw:style-name="gr3" draw:text-style-name="P3" draw:layer="layout" svg:x1="16.545cm" svg:y1="2.007cm" svg:x2="16.581cm" svg:y2="2.209cm">
          <text:p/>
        </draw:line>
        <draw:line draw:style-name="gr3" draw:text-style-name="P3" draw:layer="layout" svg:x1="16.615cm" svg:y1="2.409cm" svg:x2="16.623cm" svg:y2="2.463cm">
          <text:p/>
        </draw:line>
        <draw:line draw:style-name="gr3" draw:text-style-name="P3" draw:layer="layout" svg:x1="16.658cm" svg:y1="2.659cm" svg:x2="16.669cm" svg:y2="2.713cm">
          <text:p/>
        </draw:line>
        <draw:line draw:style-name="gr3" draw:text-style-name="P3" draw:layer="layout" svg:x1="19.6cm" svg:y1="0.698cm" svg:x2="19.608cm" svg:y2="0.752cm">
          <text:p/>
        </draw:line>
        <draw:line draw:style-name="gr3" draw:text-style-name="P3" draw:layer="layout" svg:x1="19.642cm" svg:y1="0.952cm" svg:x2="19.654cm" svg:y2="1.006cm">
          <text:p/>
        </draw:line>
        <draw:line draw:style-name="gr3" draw:text-style-name="P3" draw:layer="layout" svg:x1="19.688cm" svg:y1="1.202cm" svg:x2="19.724cm" svg:y2="1.405cm">
          <text:p/>
        </draw:line>
        <draw:line draw:style-name="gr3" draw:text-style-name="P3" draw:layer="layout" svg:x1="19.755cm" svg:y1="1.605cm" svg:x2="19.767cm" svg:y2="1.659cm">
          <text:p/>
        </draw:line>
        <draw:line draw:style-name="gr3" draw:text-style-name="P3" draw:layer="layout" svg:x1="19.801cm" svg:y1="1.855cm" svg:x2="19.809cm" svg:y2="1.909cm">
          <text:p/>
        </draw:line>
        <draw:line draw:style-name="gr3" draw:text-style-name="P3" draw:layer="layout" svg:x1="19.843cm" svg:y1="2.109cm" svg:x2="19.88cm" svg:y2="2.311cm">
          <text:p/>
        </draw:line>
        <draw:line draw:style-name="gr3" draw:text-style-name="P3" draw:layer="layout" svg:x1="19.914cm" svg:y1="2.508cm" svg:x2="19.925cm" svg:y2="2.562cm">
          <text:p/>
        </draw:line>
        <draw:line draw:style-name="gr3" draw:text-style-name="P3" draw:layer="layout" svg:x1="19.956cm" svg:y1="2.762cm" svg:x2="19.968cm" svg:y2="2.812cm">
          <text:p/>
        </draw:line>
        <draw:frame draw:style-name="gr10" draw:text-style-name="P9" draw:layer="layout" svg:width="3.312cm" svg:height="0.712cm" svg:x="1.249cm" svg:y="15.925cm">
          <draw:text-box>
            <text:p text:style-name="P8"><text:span text:style-name="T1">ANCHOR 1</text:span></text:p>
          </draw:text-box>
        </draw:frame>
        <draw:path draw:style-name="gr11" draw:text-style-name="P3" draw:layer="layout" svg:width="13.998cm" svg:height="0.551cm" svg:x="6.6cm" svg:y="15.398cm" svg:viewBox="0 0 13999 552" svg:d="M13999 0c0 127-582 254-1164 258l-4667 33c-586 3-1168 134-1168 261 0-127-582-247-1168-244l-4667 32c-582 3-1165-117-1165-244">
          <text:p/>
        </draw:path>
        <draw:polygon draw:style-name="gr11" draw:text-style-name="P3" draw:layer="layout" svg:width="0cm" svg:height="0cm" svg:x="20.598cm" svg:y="15.398cm" svg:viewBox="0 0 0 0" draw:points="0,0">
          <text:p/>
        </draw:polygon>
        <draw:polygon draw:style-name="gr11" draw:text-style-name="P3" draw:layer="layout" svg:width="0cm" svg:height="0cm" svg:x="6.6cm" svg:y="15.994cm" svg:viewBox="0 0 0 0" draw:points="0,0">
          <text:p/>
        </draw:polygon>
        <draw:frame draw:style-name="gr10" draw:text-style-name="P9" draw:layer="layout" svg:width="3.312cm" svg:height="0.712cm" svg:x="22.348cm" svg:y="15.727cm">
          <draw:text-box>
            <text:p text:style-name="P8"><text:span text:style-name="T1">ANCHOR 2</text:span></text:p>
          </draw:text-box>
        </draw:frame>
        <draw:frame draw:style-name="gr10" draw:text-style-name="P9" draw:layer="layout" svg:width="2.085cm" svg:height="0.712cm" svg:x="12.651cm" svg:y="16.426cm">
          <draw:text-box>
            <text:p text:style-name="P8"><text:span text:style-name="T1">STEPS</text:span></text:p>
          </draw:text-box>
        </draw:frame>
        <draw:frame draw:style-name="gr10" draw:text-style-name="P9" draw:layer="layout" svg:width="2.474cm" svg:height="0.712cm" svg:x="29.051cm" svg:y="0.226cm">
          <draw:text-box>
            <text:p text:style-name="P8"><text:span text:style-name="T1">bridge 1</text:span></text:p>
          </draw:text-box>
        </draw:frame>
        <draw:frame draw:style-name="gr10" draw:text-style-name="P9" draw:layer="layout" svg:width="2.474cm" svg:height="0.712cm" svg:x="29.051cm" svg:y="2.727cm">
          <draw:text-box>
            <text:p text:style-name="P8"><text:span text:style-name="T1">bridge 2</text:span></text:p>
          </draw:text-box>
        </draw:frame>
        <draw:frame draw:style-name="gr10" draw:text-style-name="P9" draw:layer="layout" svg:width="2.474cm" svg:height="0.712cm" svg:x="29.051cm" svg:y="5.627cm">
          <draw:text-box>
            <text:p text:style-name="P8"><text:span text:style-name="T1">bridge 3</text:span></text:p>
          </draw:text-box>
        </draw:frame>
        <draw:frame draw:style-name="gr10" draw:text-style-name="P9" draw:layer="layout" svg:width="2.474cm" svg:height="0.712cm" svg:x="29.051cm" svg:y="8.425cm">
          <draw:text-box>
            <text:p text:style-name="P8"><text:span text:style-name="T1">bridge 4</text:span></text:p>
          </draw:text-box>
        </draw:frame>
        <draw:frame draw:style-name="gr10" draw:text-style-name="P9" draw:layer="layout" svg:width="4.379cm" svg:height="0.712cm" svg:x="28.152cm" svg:y="14.528cm">
          <draw:text-box>
            <text:p text:style-name="P8"><text:span text:style-name="T1">Merged </text:span><text:span text:style-name="T1">bridge</text:span></text:p>
          </draw:text-box>
        </draw:frame>
        <draw:frame draw:style-name="gr12" draw:text-style-name="P10" draw:layer="layout" svg:width="1.269cm" svg:height="1.423cm" svg:x="17.265cm" svg:y="10.418cm">
          <draw:text-box>
            <text:p text:style-name="P8"><text:span text:style-name="T2">...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34.007cm" fo:page-height="19.0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ed1c24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fff200"/>
    </style:style>
    <style:style style:name="gr6" style:family="graphic" style:parent-style-name="standard">
      <style:graphic-properties draw:stroke="none" draw:fill="solid" draw:fill-color="#0066b3"/>
    </style:style>
    <style:style style:name="gr7" style:family="graphic" style:parent-style-name="standard">
      <style:graphic-properties draw:stroke="solid" svg:stroke-width="0.105cm" svg:stroke-color="#8f187c" draw:stroke-linejoin="round" svg:stroke-linecap="butt" draw:fill="none" fo:padding-top="0.052cm" fo:padding-bottom="0.052cm" fo:padding-left="0.052cm" fo:padding-right="0.052cm"/>
    </style:style>
    <style:style style:name="gr8" style:family="graphic" style:parent-style-name="standard">
      <style:graphic-properties draw:stroke="none" draw:fill="solid" draw:fill-color="#8f187c"/>
    </style:style>
    <style:style style:name="gr9" style:family="graphic" style:parent-style-name="standard">
      <style:graphic-properties draw:stroke="solid" svg:stroke-width="0.052cm" svg:stroke-color="#b2b2b2" draw:stroke-linejoin="round" svg:stroke-linecap="butt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dash" draw:stroke-dash="stroke-dash23" svg:stroke-width="0cm" svg:stroke-color="#3465a4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d1c24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200"/>
    </style:style>
    <style:style style:name="P6" style:family="paragraph">
      <loext:graphic-properties draw:fill="solid" draw:fill-color="#0066b3"/>
    </style:style>
    <style:style style:name="P7" style:family="paragraph">
      <loext:graphic-properties draw:fill="solid" draw:fill-color="#8f187c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0.997cm" svg:x="0cm" svg:y="0.001cm" svg:viewBox="0 0 29701 20998" draw:points="0,0 29701,0 29701,20998 0,20998">
          <text:p/>
        </draw:polygon>
        <draw:path draw:style-name="gr2" draw:text-style-name="P2" draw:layer="layout" svg:width="1.502cm" svg:height="1.499cm" svg:x="5.034cm" svg:y="7.438cm" svg:viewBox="0 0 1503 1500" svg:d="M752 0c423 0 748 324 748 748 0 427-325 752-748 752-427 0-752-325-752-752 0-424 325-748 752-748zM0 0zM1503 1500z">
          <text:p/>
        </draw:path>
        <draw:path draw:style-name="gr3" draw:text-style-name="P3" draw:layer="layout" svg:width="1.499cm" svg:height="1.499cm" svg:x="5.034cm" svg:y="7.438cm" svg:viewBox="0 0 1500 1500" svg:d="M752 0c423 0 748 324 748 748 0 427-325 752-748 752-427 0-752-325-752-752 0-424 325-748 752-748z">
          <text:p/>
        </draw:path>
        <draw:polygon draw:style-name="gr3" draw:text-style-name="P3" draw:layer="layout" svg:width="0cm" svg:height="0cm" svg:x="5.034cm" svg:y="7.438cm" svg:viewBox="0 0 0 0" draw:points="0,0">
          <text:p/>
        </draw:polygon>
        <draw:polygon draw:style-name="gr3" draw:text-style-name="P3" draw:layer="layout" svg:width="0cm" svg:height="0cm" svg:x="6.536cm" svg:y="8.937cm" svg:viewBox="0 0 0 0" draw:points="0,0">
          <text:p/>
        </draw:polygon>
        <draw:path draw:style-name="gr4" draw:text-style-name="P4" draw:layer="layout" svg:width="1.499cm" svg:height="1.499cm" svg:x="22.736cm" svg:y="7.237cm" svg:viewBox="0 0 1500 1500" svg:d="M749 0c427 0 751 324 751 748 0 427-324 752-751 752-424 0-749-325-749-752 0-424 325-748 749-748zM0 0zM1500 1500z">
          <text:p/>
        </draw:path>
        <draw:path draw:style-name="gr3" draw:text-style-name="P3" draw:layer="layout" svg:width="1.499cm" svg:height="1.499cm" svg:x="22.736cm" svg:y="7.237cm" svg:viewBox="0 0 1500 1500" svg:d="M749 0c427 0 751 324 751 748 0 427-324 752-751 752-424 0-749-325-749-752 0-424 325-748 749-748z">
          <text:p/>
        </draw:path>
        <draw:polygon draw:style-name="gr3" draw:text-style-name="P3" draw:layer="layout" svg:width="0cm" svg:height="0cm" svg:x="22.736cm" svg:y="7.237cm" svg:viewBox="0 0 0 0" draw:points="0,0">
          <text:p/>
        </draw:polygon>
        <draw:polygon draw:style-name="gr3" draw:text-style-name="P3" draw:layer="layout" svg:width="0cm" svg:height="0cm" svg:x="24.235cm" svg:y="8.736cm" svg:viewBox="0 0 0 0" draw:points="0,0">
          <text:p/>
        </draw:polygon>
        <draw:path draw:style-name="gr5" draw:text-style-name="P5" draw:layer="layout" svg:width="1.503cm" svg:height="1.499cm" svg:x="13.733cm" svg:y="0.636cm" svg:viewBox="0 0 1504 1500" svg:d="M753 0c423 0 751 326 751 753 0 423-328 747-751 747-425 0-753-324-753-747 0-427 328-753 753-753zM0 0zM1504 1500z">
          <text:p/>
        </draw:path>
        <draw:path draw:style-name="gr3" draw:text-style-name="P3" draw:layer="layout" svg:width="1.503cm" svg:height="1.499cm" svg:x="13.733cm" svg:y="0.636cm" svg:viewBox="0 0 1504 1500" svg:d="M753 0c423 0 751 326 751 753 0 423-328 747-751 747-425 0-753-324-753-747 0-427 328-753 753-753z">
          <text:p/>
        </draw:path>
        <draw:polygon draw:style-name="gr3" draw:text-style-name="P3" draw:layer="layout" svg:width="0cm" svg:height="0cm" svg:x="13.733cm" svg:y="0.636cm" svg:viewBox="0 0 0 0" draw:points="0,0">
          <text:p/>
        </draw:polygon>
        <draw:polygon draw:style-name="gr3" draw:text-style-name="P3" draw:layer="layout" svg:width="0cm" svg:height="0cm" svg:x="15.236cm" svg:y="2.135cm" svg:viewBox="0 0 0 0" draw:points="0,0">
          <text:p/>
        </draw:polygon>
        <draw:path draw:style-name="gr6" draw:text-style-name="P6" draw:layer="layout" svg:width="1.503cm" svg:height="1.502cm" svg:x="13.733cm" svg:y="4.436cm" svg:viewBox="0 0 1504 1503" svg:d="M753 0c423 0 751 324 751 751 0 424-328 749-751 749-425 0-753-325-753-749 0-427 328-751 753-751zM0 0zM1504 1503z">
          <text:p/>
        </draw:path>
        <draw:path draw:style-name="gr3" draw:text-style-name="P3" draw:layer="layout" svg:width="1.503cm" svg:height="1.499cm" svg:x="13.733cm" svg:y="4.436cm" svg:viewBox="0 0 1504 1500" svg:d="M753 0c423 0 751 324 751 751 0 424-328 749-751 749-425 0-753-325-753-749 0-427 328-751 753-751z">
          <text:p/>
        </draw:path>
        <draw:polygon draw:style-name="gr3" draw:text-style-name="P3" draw:layer="layout" svg:width="0cm" svg:height="0cm" svg:x="13.733cm" svg:y="4.436cm" svg:viewBox="0 0 0 0" draw:points="0,0">
          <text:p/>
        </draw:polygon>
        <draw:polygon draw:style-name="gr3" draw:text-style-name="P3" draw:layer="layout" svg:width="0cm" svg:height="0cm" svg:x="15.236cm" svg:y="5.938cm" svg:viewBox="0 0 0 0" draw:points="0,0">
          <text:p/>
        </draw:polygon>
        <draw:line draw:style-name="gr7" draw:text-style-name="P3" draw:layer="layout" svg:x1="6.533cm" svg:y1="8.137cm" svg:x2="13.117cm" svg:y2="5.758cm">
          <text:p/>
        </draw:line>
        <draw:polygon draw:style-name="gr8" draw:text-style-name="P7" draw:layer="layout" svg:width="0.723cm" svg:height="0.448cm" svg:x="13.01cm" svg:y="5.536cm" svg:viewBox="0 0 724 449" draw:points="724,0 0,18 155,449">
          <text:p/>
        </draw:polygon>
        <draw:line draw:style-name="gr7" draw:text-style-name="P3" draw:layer="layout" svg:x1="15.236cm" svg:y1="5.536cm" svg:x2="22.106cm" svg:y2="7.552cm">
          <text:p/>
        </draw:line>
        <draw:polygon draw:style-name="gr8" draw:text-style-name="P7" draw:layer="layout" svg:width="0.727cm" svg:height="0.437cm" svg:x="22.009cm" svg:y="7.325cm" svg:viewBox="0 0 728 438" draw:points="728,414 131,0 0,438">
          <text:p/>
        </draw:polygon>
        <draw:path draw:style-name="gr7" draw:text-style-name="P3" draw:layer="layout" svg:width="0.606cm" svg:height="3.454cm" svg:x="15.236cm" svg:y="1.733cm" svg:viewBox="0 0 607 3455" svg:d="M343 0c386 935 410 3455-343 3455">
          <text:p/>
        </draw:path>
        <draw:polygon draw:style-name="gr8" draw:text-style-name="P7" draw:layer="layout" svg:width="0.497cm" svg:height="0.511cm" svg:x="15.236cm" svg:y="1.388cm" svg:viewBox="0 0 498 512" draw:points="0,0 240,512 498,264">
          <text:p/>
        </draw:polygon>
        <draw:path draw:style-name="gr7" draw:text-style-name="P3" draw:layer="layout" svg:width="0.606cm" svg:height="3.337cm" svg:x="13.13cm" svg:y="1.388cm" svg:viewBox="0 0 607 3338" svg:d="M607 0c-749 0-713 2325-382 3338">
          <text:p/>
        </draw:path>
        <draw:polygon draw:style-name="gr8" draw:text-style-name="P7" draw:layer="layout" svg:width="0.607cm" svg:height="0.681cm" svg:x="13.126cm" svg:y="4.506cm" svg:viewBox="0 0 608 682" draw:points="608,682 357,0 0,286">
          <text:p/>
        </draw:polygon>
        <draw:line draw:style-name="gr9" draw:text-style-name="P3" draw:layer="layout" svg:x1="13.935cm" svg:y1="5.706cm" svg:x2="9.634cm" svg:y2="9.435cm">
          <text:p/>
        </draw:line>
        <draw:line draw:style-name="gr9" draw:text-style-name="P3" draw:layer="layout" svg:x1="15.035cm" svg:y1="5.737cm" svg:x2="19.837cm" svg:y2="9.538cm">
          <text:p/>
        </draw:line>
        <draw:line draw:style-name="gr7" draw:text-style-name="P3" draw:layer="layout" svg:x1="4.522cm" svg:y1="8.337cm" svg:x2="0.635cm" svg:y2="8.337cm">
          <text:p/>
        </draw:line>
        <draw:polygon draw:style-name="gr8" draw:text-style-name="P7" draw:layer="layout" svg:width="0.537cm" svg:height="0.357cm" svg:x="4.497cm" svg:y="8.157cm" svg:viewBox="0 0 538 358" draw:points="538,180 0,0 0,358">
          <text:p/>
        </draw:polygon>
        <draw:line draw:style-name="gr7" draw:text-style-name="P3" draw:layer="layout" svg:x1="28.222cm" svg:y1="7.935cm" svg:x2="24.235cm" svg:y2="7.935cm">
          <text:p/>
        </draw:line>
        <draw:polygon draw:style-name="gr8" draw:text-style-name="P7" draw:layer="layout" svg:width="0.536cm" svg:height="0.356cm" svg:x="28.197cm" svg:y="7.759cm" svg:viewBox="0 0 537 357" draw:points="537,176 0,0 0,357">
          <text:p/>
        </draw:polygon>
        <draw:line draw:style-name="gr9" draw:text-style-name="P3" draw:layer="layout" svg:x1="13.734cm" svg:y1="5.336cm" svg:x2="8.935cm" svg:y2="2.037cm">
          <text:p/>
        </draw:line>
        <draw:line draw:style-name="gr9" draw:text-style-name="P3" draw:layer="layout" svg:x1="20.236cm" svg:y1="2.135cm" svg:x2="15.236cm" svg:y2="5.336cm">
          <text:p/>
        </draw:line>
        <draw:path draw:style-name="gr4" draw:text-style-name="P4" draw:layer="layout" svg:width="1.499cm" svg:height="1.499cm" svg:x="22.683cm" svg:y="17.965cm" svg:viewBox="0 0 1500 1500" svg:d="M749 0c427 0 751 324 751 747 0 428-324 753-751 753-424 0-749-325-749-753 0-423 325-747 749-747zM0 0zM1500 1500z">
          <text:p/>
        </draw:path>
        <draw:path draw:style-name="gr3" draw:text-style-name="P3" draw:layer="layout" svg:width="1.499cm" svg:height="1.499cm" svg:x="22.683cm" svg:y="17.965cm" svg:viewBox="0 0 1500 1500" svg:d="M749 0c427 0 751 324 751 747 0 428-324 753-751 753-424 0-749-325-749-753 0-423 325-747 749-747z">
          <text:p/>
        </draw:path>
        <draw:polygon draw:style-name="gr3" draw:text-style-name="P3" draw:layer="layout" svg:width="0cm" svg:height="0cm" svg:x="22.683cm" svg:y="17.965cm" svg:viewBox="0 0 0 0" draw:points="0,0">
          <text:p/>
        </draw:polygon>
        <draw:polygon draw:style-name="gr3" draw:text-style-name="P3" draw:layer="layout" svg:width="0cm" svg:height="0cm" svg:x="24.182cm" svg:y="19.464cm" svg:viewBox="0 0 0 0" draw:points="0,0">
          <text:p/>
        </draw:polygon>
        <draw:path draw:style-name="gr2" draw:text-style-name="P2" draw:layer="layout" svg:width="1.499cm" svg:height="1.503cm" svg:x="5.235cm" svg:y="18.035cm" svg:viewBox="0 0 1500 1504" svg:d="M752 0c423 0 748 325 748 753 0 423-325 747-748 747-427 0-752-324-752-747 0-428 325-753 752-753zM0 0zM1500 1504z">
          <text:p/>
        </draw:path>
        <draw:path draw:style-name="gr3" draw:text-style-name="P3" draw:layer="layout" svg:width="1.499cm" svg:height="1.499cm" svg:x="5.235cm" svg:y="18.035cm" svg:viewBox="0 0 1500 1500" svg:d="M752 0c423 0 748 325 748 753 0 423-325 747-748 747-427 0-752-324-752-747 0-428 325-753 752-753z">
          <text:p/>
        </draw:path>
        <draw:polygon draw:style-name="gr3" draw:text-style-name="P3" draw:layer="layout" svg:width="0cm" svg:height="0cm" svg:x="5.235cm" svg:y="18.035cm" svg:viewBox="0 0 0 0" draw:points="0,0">
          <text:p/>
        </draw:polygon>
        <draw:polygon draw:style-name="gr3" draw:text-style-name="P3" draw:layer="layout" svg:width="0cm" svg:height="0cm" svg:x="6.734cm" svg:y="19.538cm" svg:viewBox="0 0 0 0" draw:points="0,0">
          <text:p/>
        </draw:polygon>
        <draw:line draw:style-name="gr7" draw:text-style-name="P3" draw:layer="layout" svg:x1="22.221cm" svg:y1="18.737cm" svg:x2="6.734cm" svg:y2="18.737cm">
          <text:p/>
        </draw:line>
        <draw:polygon draw:style-name="gr8" draw:text-style-name="P7" draw:layer="layout" svg:width="0.54cm" svg:height="0.357cm" svg:x="22.196cm" svg:y="18.557cm" svg:viewBox="0 0 541 358" draw:points="541,181 0,0 0,358">
          <text:p/>
        </draw:polygon>
        <draw:line draw:style-name="gr7" draw:text-style-name="P3" draw:layer="layout" svg:x1="4.822cm" svg:y1="18.737cm" svg:x2="0.836cm" svg:y2="18.737cm">
          <text:p/>
        </draw:line>
        <draw:polygon draw:style-name="gr8" draw:text-style-name="P7" draw:layer="layout" svg:width="0.537cm" svg:height="0.357cm" svg:x="4.797cm" svg:y="18.557cm" svg:viewBox="0 0 538 358" draw:points="538,181 0,0 0,358">
          <text:p/>
        </draw:polygon>
        <draw:line draw:style-name="gr7" draw:text-style-name="P3" draw:layer="layout" svg:x1="28.123cm" svg:y1="18.737cm" svg:x2="24.235cm" svg:y2="18.737cm">
          <text:p/>
        </draw:line>
        <draw:polygon draw:style-name="gr8" draw:text-style-name="P7" draw:layer="layout" svg:width="0.536cm" svg:height="0.357cm" svg:x="28.098cm" svg:y="18.557cm" svg:viewBox="0 0 537 358" draw:points="537,181 0,0 0,358">
          <text:p/>
        </draw:polygon>
        <draw:path draw:style-name="gr6" draw:text-style-name="P6" draw:layer="layout" svg:width="1.499cm" svg:height="1.503cm" svg:x="17.536cm" svg:y="18.035cm" svg:viewBox="0 0 1500 1504" svg:d="M748 0c427 0 752 325 752 753 0 423-325 747-752 747-423 0-748-324-748-747 0-428 325-753 748-753zM0 0zM1500 1504z">
          <text:p/>
        </draw:path>
        <draw:path draw:style-name="gr10" draw:text-style-name="P3" draw:layer="layout" svg:width="1.499cm" svg:height="1.499cm" svg:x="17.536cm" svg:y="18.035cm" svg:viewBox="0 0 1500 1500" svg:d="M748 0c427 0 752 325 752 753 0 423-325 747-752 747-423 0-748-324-748-747 0-428 325-753 748-753z">
          <text:p/>
        </draw:path>
        <draw:polygon draw:style-name="gr10" draw:text-style-name="P3" draw:layer="layout" svg:width="0cm" svg:height="0cm" svg:x="17.536cm" svg:y="18.035cm" svg:viewBox="0 0 0 0" draw:points="0,0">
          <text:p/>
        </draw:polygon>
        <draw:polygon draw:style-name="gr10" draw:text-style-name="P3" draw:layer="layout" svg:width="0cm" svg:height="0cm" svg:x="19.035cm" svg:y="19.538cm" svg:viewBox="0 0 0 0" draw:points="0,0">
          <text:p/>
        </draw:polygon>
        <draw:path draw:style-name="gr6" draw:text-style-name="P6" draw:layer="layout" svg:width="1.499cm" svg:height="1.503cm" svg:x="10.036cm" svg:y="18.035cm" svg:viewBox="0 0 1500 1504" svg:d="M748 0c427 0 752 325 752 753 0 423-325 747-752 747-423 0-748-324-748-747 0-428 325-753 748-753zM0 0zM1500 1504z">
          <text:p/>
        </draw:path>
        <draw:path draw:style-name="gr10" draw:text-style-name="P3" draw:layer="layout" svg:width="1.499cm" svg:height="1.499cm" svg:x="10.036cm" svg:y="18.035cm" svg:viewBox="0 0 1500 1500" svg:d="M748 0c427 0 752 325 752 753 0 423-325 747-752 747-423 0-748-324-748-747 0-428 325-753 748-753z">
          <text:p/>
        </draw:path>
        <draw:polygon draw:style-name="gr10" draw:text-style-name="P3" draw:layer="layout" svg:width="0cm" svg:height="0cm" svg:x="10.036cm" svg:y="18.035cm" svg:viewBox="0 0 0 0" draw:points="0,0">
          <text:p/>
        </draw:polygon>
        <draw:polygon draw:style-name="gr10" draw:text-style-name="P3" draw:layer="layout" svg:width="0cm" svg:height="0cm" svg:x="11.535cm" svg:y="19.538cm" svg:viewBox="0 0 0 0" draw:points="0,0">
          <text:p/>
        </draw:polygon>
        <draw:path draw:style-name="gr5" draw:text-style-name="P5" draw:layer="layout" svg:width="1.5cm" svg:height="1.503cm" svg:x="13.835cm" svg:y="18.035cm" svg:viewBox="0 0 1501 1504" svg:d="M749 0c427 0 752 325 752 753 0 423-325 747-752 747-424 0-749-324-749-747 0-428 325-753 749-753zM0 0zM1501 1504z">
          <text:p/>
        </draw:path>
        <draw:path draw:style-name="gr10" draw:text-style-name="P3" draw:layer="layout" svg:width="1.5cm" svg:height="1.499cm" svg:x="13.835cm" svg:y="18.035cm" svg:viewBox="0 0 1501 1500" svg:d="M749 0c427 0 752 325 752 753 0 423-325 747-752 747-424 0-749-324-749-747 0-428 325-753 749-753z">
          <text:p/>
        </draw:path>
        <draw:polygon draw:style-name="gr10" draw:text-style-name="P3" draw:layer="layout" svg:width="0cm" svg:height="0cm" svg:x="13.835cm" svg:y="18.035cm" svg:viewBox="0 0 0 0" draw:points="0,0">
          <text:p/>
        </draw:polygon>
        <draw:polygon draw:style-name="gr10" draw:text-style-name="P3" draw:layer="layout" svg:width="0cm" svg:height="0cm" svg:x="15.335cm" svg:y="19.538cm" svg:viewBox="0 0 0 0" draw:points="0,0">
          <text:p/>
        </draw:polygon>
        <draw:polygon draw:style-name="gr3" draw:text-style-name="P3" draw:layer="layout" svg:width="1.799cm" svg:height="3.499cm" svg:x="13.536cm" svg:y="9.738cm" svg:viewBox="0 0 1800 3500" draw:points="448,0 448,2625 0,2625 899,3500 1800,2625 1347,2625 1347,0">
          <text:p/>
        </draw:polygon>
        <draw:polygon draw:style-name="gr3" draw:text-style-name="P3" draw:layer="layout" svg:width="0cm" svg:height="0cm" svg:x="13.536cm" svg:y="9.738cm" svg:viewBox="0 0 0 0" draw:points="0,0">
          <text:p/>
        </draw:polygon>
        <draw:polygon draw:style-name="gr3" draw:text-style-name="P3" draw:layer="layout" svg:width="0cm" svg:height="0cm" svg:x="15.335cm" svg:y="13.237cm" svg:viewBox="0 0 0 0" draw:points="0,0">
          <text:p/>
        </draw:polygon>
        <draw:path draw:style-name="gr6" draw:text-style-name="P6" draw:layer="layout" svg:width="1.503cm" svg:height="1.502cm" svg:x="13.733cm" svg:y="14.335cm" svg:viewBox="0 0 1504 1503" svg:d="M753 0c423 0 751 328 751 751 0 427-328 752-751 752-425 0-753-325-753-752 0-423 328-751 753-751zM0 0zM1504 1503z">
          <text:p/>
        </draw:path>
        <draw:path draw:style-name="gr3" draw:text-style-name="P3" draw:layer="layout" svg:width="1.503cm" svg:height="1.502cm" svg:x="13.733cm" svg:y="14.335cm" svg:viewBox="0 0 1504 1503" svg:d="M753 0c423 0 751 328 751 751 0 427-328 752-751 752-425 0-753-325-753-752 0-423 328-751 753-751z">
          <text:p/>
        </draw:path>
        <draw:polygon draw:style-name="gr3" draw:text-style-name="P3" draw:layer="layout" svg:width="0cm" svg:height="0cm" svg:x="13.733cm" svg:y="14.335cm" svg:viewBox="0 0 0 0" draw:points="0,0">
          <text:p/>
        </draw:polygon>
        <draw:polygon draw:style-name="gr3" draw:text-style-name="P3" draw:layer="layout" svg:width="0cm" svg:height="0cm" svg:x="15.236cm" svg:y="15.837cm" svg:viewBox="0 0 0 0" draw:points="0,0">
          <text:p/>
        </draw:polygon>
        <draw:line draw:style-name="gr9" draw:text-style-name="P3" draw:layer="layout" svg:x1="13.836cm" svg:y1="14.639cm" svg:x2="10.533cm" svg:y2="13.435cm">
          <text:p/>
        </draw:line>
        <draw:line draw:style-name="gr9" draw:text-style-name="P3" draw:layer="layout" svg:x1="13.734cm" svg:y1="15.435cm" svg:x2="10.636cm" svg:y2="16.837cm">
          <text:p/>
        </draw:line>
        <draw:line draw:style-name="gr9" draw:text-style-name="P3" draw:layer="layout" svg:x1="18.137cm" svg:y1="13.237cm" svg:x2="15.134cm" svg:y2="14.639cm">
          <text:p/>
        </draw:line>
        <draw:line draw:style-name="gr9" draw:text-style-name="P3" draw:layer="layout" svg:x1="18.737cm" svg:y1="16.738cm" svg:x2="15.236cm" svg:y2="15.43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stroke-dash23" draw:style="rect" draw:dots1="1" draw:dots1-length="0.053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8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